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38cm" svg:stroke-color="#000000" draw:stroke-linejoin="bevel" svg:stroke-linecap="round" draw:fill="solid" draw:fill-color="#ffffff" fo:padding-top="0.019cm" fo:padding-bottom="0.019cm" fo:padding-left="0.019cm" fo:padding-right="0.019cm"/>
    </style:style>
    <style:style style:name="gr10"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1" style:family="graphic" style:parent-style-name="standard">
      <style:graphic-properties draw:stroke="solid" svg:stroke-width="0.048cm" svg:stroke-color="#ff0000" draw:stroke-linejoin="bevel" svg:stroke-linecap="round" draw:fill="none" fo:padding-top="0.024cm" fo:padding-bottom="0.024cm" fo:padding-left="0.024cm" fo:padding-right="0.024cm"/>
    </style:style>
    <style:style style:name="gr12"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5.1000003814697pt" style:font-size-asian="15.1000003814697pt" style:font-name-complex="DejaVu 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4.974cm" svg:height="0.519cm" svg:x="18.644cm" svg:y="15.458cm" svg:viewBox="0 0 4975 520" svg:d="M296 300c0 32-14 61-39 82-24 18-60 25-102 25h-155v-386h137c92 0 134 32 134 96 0 21-3 42-17 56-11 14-32 25-53 32 28 3 53 14 70 28 18 21 25 39 25 67zM222 120c0-17-7-35-21-42-14-11-35-14-64-14h-88v123h88c29 0 50-7 64-17 14-11 21-25 21-50zM243 297c0-46-32-71-95-71h-99v142h103c31 0 56-7 70-18 14-15 21-32 21-53zM363 407v-407h50v407zM737 258c0 53-14 92-35 117s-57 39-99 39-74-14-99-39c-21-28-31-64-31-117 0-99 42-152 130-152 46 0 81 14 102 39 22 25 32 60 32 113zM684 258c0-39-7-71-17-88-11-18-32-29-60-29-32 0-50 11-64 29-14 21-21 49-21 88 0 42 7 70 21 89 14 21 32 32 60 32s49-11 64-29c10-22 17-50 17-92zM1079 407h-56l-53-209-11-46c0 7-3 21-7 35-3 14-21 88-56 220h-57l-81-294h50l49 201c0 4 4 21 11 54l7-21 60-234h53l49 201 14 54 7-40 57-215h49zM1242 272c0 32 7 60 21 78s32 29 60 29c21 0 39-4 53-14 10-11 21-18 24-33l43 11c-18 46-57 71-120 71-43 0-78-14-99-39-25-25-35-64-35-117 0-50 10-85 35-113 21-25 53-39 99-39 84 0 130 53 130 159v7zM1400 233c-3-32-10-53-24-70-11-15-32-22-57-22-21 0-42 11-56 25-14 18-21 39-21 67zM1513 407v-227c0-21 0-42 0-67h46c0 32 4 53 4 60 7-28 17-42 28-53 7-10 21-14 42-14 7 0 11 0 18 4v42c-7 0-14 0-25 0-21 0-35 7-46 25-10 17-17 42-17 77v153zM1654 520v-35h325v35zM2198 361c-11 21-25 32-39 39-14 10-32 14-53 14-39 0-67-14-85-39-17-25-24-61-24-114 0-102 35-155 109-155 21 0 39 4 53 14 14 7 28 18 39 39v-35-124h49v347c0 32 0 53 0 60h-46c0 0-3-7-3-18 0-10 0-21 0-28zM2046 258c0 42 7 74 18 92 10 18 28 25 52 25 29 0 50-7 60-28 15-19 22-50 22-89 0-43-7-71-22-88-10-18-31-29-60-29-24 0-42 11-52 29-11 17-18 49-18 88zM2367 113v187c0 21 3 35 7 47 4 11 11 18 18 21 10 7 21 7 35 7 25 0 46-7 56-25 14-15 22-36 22-68v-169h49v234c0 35 0 53 0 60h-46v-7c0-4 0-7 0-14 0-4 0-14 0-28-14 21-25 35-39 42-17 10-35 14-56 14-32 0-57-7-71-25-14-14-24-42-24-78v-198zM2667 258c0 42 7 70 21 89 11 21 28 28 53 28 18 0 35-3 46-14 10-11 17-26 21-43l49 3c-3 29-14 51-35 68-21 18-46 25-78 25-42 0-74-14-95-39-21-28-32-64-32-117 0-50 11-85 32-113 21-25 53-39 95-39 29 0 53 7 75 25 21 14 31 35 35 63l-50 4c-3-18-7-28-17-39-11-11-25-14-46-14-25 0-46 7-57 25-10 17-17 45-17 88zM3027 407c-18 3-32 7-50 7-39 0-60-25-60-67v-199h-35v-35h39l14-67h32v67h53v35h-53v187c0 15 3 26 7 30 3 7 14 10 24 10 7 0 15-3 29-3zM3023 520v-35h328v35zM3379 50v-50h50v50zM3379 407v-294h50v294zM3693 407v-188c0-18-3-32-7-46-3-10-10-18-17-21-11-7-21-7-39-7-21 0-39 7-53 25-14 14-21 35-21 67v170h-50v-234c0-32 0-53-3-60h46c0 0 3 0 3 7 0 4 0 7 0 11 0 7 0 17 0 32 11-22 25-36 39-43 18-10 35-14 57-14 31 0 56 7 70 25 18 14 26 42 26 81v195zM4040 325c0 29-10 50-32 68-21 14-53 21-88 21-39 0-67-7-88-18-18-14-32-31-35-57l42-11c4 19 14 30 25 37 14 10 31 10 56 10s43-3 53-10c14-7 18-18 18-37 0-10-4-21-11-28-10-7-21-10-39-18l-35-7c-28-7-49-17-60-21-14-10-21-17-28-28s-11-21-11-35c0-28 11-50 29-64 17-14 45-21 84-21 32 0 57 7 78 18 17 10 32 28 35 56l-42 4c-4-11-11-21-25-29-11-7-28-10-46-10-21 0-39 3-49 10-11 4-18 18-18 29 0 10 4 14 7 21 7 7 11 10 21 14 7 3 25 11 53 18 25 3 46 10 57 17 10 4 21 11 28 18s11 14 14 25c4 7 7 17 7 28zM4135 272c0 32 7 60 22 78 14 18 35 29 63 29 21 0 39-4 49-14 15-11 22-18 29-33l42 11c-18 46-60 71-120 71-46 0-78-14-99-39-24-25-35-64-35-117 0-50 11-85 35-113 21-25 53-39 96-39 88 0 130 53 130 159v7zM4298 233c-4-32-11-53-25-70-14-15-32-22-56-22-25 0-43 11-57 25-14 18-21 39-21 67zM4411 407v-227c0-21 0-42 0-67h45c0 32 0 53 0 60h4c7-28 14-42 25-53 10-10 24-14 42-14 7 0 14 0 21 4v42c-7 0-14 0-25 0-21 0-35 7-49 25-7 17-14 42-14 77v153zM4710 407c-17 3-35 7-49 7-39 0-60-25-60-67v-199h-35v-35h35l18-67h31v67h53v35h-53v187c0 15 4 26 7 30 4 7 11 10 25 10 7 0 14-3 28-3zM4975 325c0 29-11 50-32 68-21 14-49 21-88 21-35 0-63-7-85-18-21-14-31-31-38-57l42-11c7 19 14 30 28 37 14 10 32 10 53 10 25 0 42-3 56-10 11-7 18-18 18-37 0-10-7-21-14-28s-21-10-39-18l-35-7c-28-7-46-17-60-21-11-10-21-17-28-28s-11-21-11-35c0-28 11-50 32-64 18-14 46-21 81-21 32 0 60 7 78 18 21 10 31 28 38 56l-45 4c-4-11-11-21-22-29-14-7-28-10-49-10s-39 3-49 10c-11 4-14 18-14 29 0 10 3 14 7 21 3 7 10 10 17 14 11 3 28 11 57 18 24 3 42 10 56 17 11 4 18 11 25 18s14 14 14 25c7 7 7 17 7 28z">
          <text:p/>
        </draw:path>
        <draw:path draw:style-name="gr3" draw:text-style-name="P3" draw:layer="layout" svg:width="4.982cm" svg:height="0.522cm" svg:x="18.64cm" svg:y="15.458cm" svg:viewBox="0 0 4983 523" svg:d="M304 300c0 32-14 60-39 81-25 18-64 28-106 28h-155-4v-3-385-3h4 137c92 0 138 35 138 99 0 21-7 42-18 56-14 18-31 28-56 32v-4c32 4 53 14 70 32 18 18 29 39 29 67zM297 300c0-28-7-46-25-63-14-18-39-25-67-32h-18l18-4c21-3 39-14 49-28 14-18 21-35 21-56 0-60-42-92-134-92h-137v-4 385-4h155c42 0 78-7 102-28 25-17 36-42 36-74zM223 120c0-17-8-32-22-42-14-7-31-11-60-11h-88v-3h4v123h-4v-3h88c29 0 50-7 60-18 14-7 22-21 22-46zM226 120c0 25-7 43-21 53-14 11-35 14-64 14h-88v-123-4h88c29 0 50 7 64 14 14 11 21 25 21 46zM244 293c0-42-32-63-92-63h-99v-4h4v141h-4v-3h103c31 0 52-7 67-18 14-14 21-28 21-53zM251 293c0 25-11 46-25 56-14 11-39 18-70 18h-103v-141-4h99c63 0 99 25 99 71zM364 406v-406h3 50 3v406 3h-3-50-3zM367 402h50v4h-4v-406h4v4h-50v-4h4v406h-4zM741 258c0 53-10 91-35 120-21 24-57 39-99 39s-78-15-99-43c-24-28-35-67-35-116 0-103 46-155 134-155 46 0 81 14 102 38 22 25 32 64 32 117zM738 258c0-50-11-88-32-113s-53-35-99-35c-85 0-127 49-127 148 0 49 11 88 32 113 21 24 53 38 95 38s74-10 95-35c25-28 36-63 36-116zM685 258c0-39-4-67-18-85-11-21-28-28-56-28-29 0-50 10-60 28-14 18-22 46-22 85s8 67 22 88c10 18 28 28 56 28s46-10 60-28 18-46 18-88zM692 258c0 42-7 70-21 91-11 18-36 29-64 29s-49-11-63-29c-11-21-18-49-18-91 0-39 7-71 18-88 14-22 35-32 67-32 28 0 49 10 63 32 11 17 18 49 18 88zM1083 409h-56-4v-3l-53-208-7-46h4c0 7-4 21-7 35-4 18-21 88-57 219v3h-3-57v-3l-84-293v-3h3 50 3l50 201-4 3 4-3c0 3 3 21 10 56h-3-4l7-21 60-236h4 53 3l50 204 14 53h-4-3l10-39 57-218h49 4v3l-85 293v3zM1080 406l84-296 4 3h-49 3l-56 215h-4 4l-7 39-4 11-3-11-11-53-53-201h4-53 3l-63 233-4 21-3 14-4-14c-3-32-7-49-10-53l-50-201h4-50l4-3 81 296h-4v-4h57v4c32-131 53-205 53-219 3-14 7-28 10-35v-14l4 14 10 46h-3 3l50 208v-4h56v4zM1249 268c0 36 7 60 18 78 14 18 35 28 60 28 21 0 39-7 49-14 14-7 21-18 25-32v-3l3 3 46 11v3c-17 50-60 75-123 75-46 0-78-15-103-43-21-25-35-67-35-116 0-50 14-88 35-113 25-28 57-42 103-42 88 0 130 56 130 162v3 4h-211v-4zM1246 265h211v3h-3v-3c0-106-43-155-127-155-43 0-74 10-99 38-21 25-32 60-32 110 0 49 11 88 32 113 25 24 56 38 99 38 63 0 102-24 116-67h4v4l-43-14h4c-7 14-14 25-28 32-14 10-32 14-53 14-28 0-50-11-64-29-14-17-21-45-21-81v-3zM1401 233c-4-32-11-53-21-67-14-14-32-21-57-21-21 0-39 7-53 25-14 14-21 35-21 63h-3v-3h158v3zM1404 233h-158-4c0-28 11-53 25-67 14-18 32-28 56-28 25 0 46 10 60 25 14 14 21 38 25 70zM1517 406v-226c0-21-3-42-3-67v-3h3 46 4v3c0 32 3 53 3 60h-3v-3 3h-4c7-28 18-46 28-56 11-7 25-14 46-14 7 0 14 3 21 3v4 42 7l-3-4c-7 0-14-3-25-3-21 0-35 11-46 28-7 18-14 39-14 74v152 3h-3-50zM1517 402h50v4h-4v-152c0-35 7-60 18-77 10-18 28-29 49-29 11 0 21 0 28 4h-3v-42 3c-7-3-11-3-18-3-17 0-32 3-42 14-11 7-18 24-25 49h-3-4c0-7 0-28-3-60h3-46 4c0 25 0 46 0 67v226h-4zM1655 520v-35-4h3 325 3v4 35 3h-3-325-3zM1658 516h325v4h-4v-35h4v3h-325v-3h4v35h-4zM2202 360c-7 21-22 32-36 42-17 7-35 15-56 15-39 0-67-15-85-39-21-29-28-67-28-117 0-106 39-158 113-158 21 0 42 3 56 14 14 7 29 21 36 38v4-4 4h-4v-35-124h4 49v346c0 32 0 49 4 60v3h-4-46-3v-3c0 0-4-7-4-21 0-7 0-18 0-25h4v4zM2202 357h3v3c0 7 0 14 0 25 0 10 0 17 0 21v-4h46v4h-4c0-7 0-28 0-60v-346h4v4h-49v-4 124l3 35h-3-4c-10-18-21-32-35-39s-32-10-53-10c-74 0-106 49-106 151 0 50 7 88 25 113 17 25 42 35 81 35 21 0 39-3 53-10 14-11 25-21 35-39v-3zM2053 258c0 42 8 70 18 88 11 18 25 25 49 25 29 0 46-7 57-29 14-17 21-45 21-88 0-39-7-63-21-81-11-21-28-28-57-28-24 0-38 7-49 28-10 18-18 46-18 85zM2050 258c0-39 3-71 14-88 14-22 32-32 56-32 29 0 50 10 64 32 14 17 18 45 18 84 0 43-4 74-18 92-14 21-35 32-64 32-24 0-42-11-56-29-11-17-14-49-14-91zM2374 113v187c0 18 4 32 8 42 3 11 7 18 17 22 7 7 18 7 32 7 25 0 42-7 56-22 11-17 18-38 18-67v-169-3h4 49 3v3 229c0 36 0 57 0 64l4 3h-7-46v-3c0 0 0-4 0-7 0-4-3-7-3-14 0-4 0-14 0-28h3v3-3c-11 21-25 35-39 45-14 7-35 15-56 15-32 0-60-11-74-29-14-14-25-42-25-81v-194-3h4 49 3zM2371 113h-49 3v194c0 39 7 64 21 78 14 17 39 24 71 24 21 0 39-3 53-10 14-11 28-25 39-46h3 4v4c0 14 0 24 0 28 0 7 0 10 0 14 0 3 0 7 0 7h-4v-4h46v4c0-7-4-28-4-64v-229h4-49 3v169c0 29-7 53-21 71-14 14-32 25-60 25-14 0-28-4-35-7-11-7-18-14-22-25-3-14-3-28-3-46zM2674 258c0 39 7 67 18 84 14 18 28 29 53 29 18 0 32-4 42-14 11-8 18-22 21-43h4l49 4h4v3c-4 28-18 50-39 67-21 18-46 29-78 29-42 0-74-15-98-43-22-25-32-63-32-116 0-50 10-88 35-113 21-28 53-42 95-42 29 0 57 10 75 24 21 18 35 39 38 67v4h-3l-50 3h-3v-3c0-14-7-28-18-35-10-11-21-15-42-15-25 0-42 7-53 25-11 14-18 46-18 85zM2667 258c0-43 7-71 18-88 14-18 35-29 60-29 21 0 35 4 46 18 10 7 17 21 21 39h-4v-4l50-3v3c-7-28-18-46-39-63-18-14-42-21-71-21-42 0-70 10-91 38-25 25-32 60-32 110 0 49 7 88 32 113 21 24 49 38 91 38 32 0 57-7 75-24 21-18 31-39 35-67h3v3l-49-3v-4l3 4c-3 17-10 35-24 42-11 11-25 18-46 18-25 0-46-11-57-32-14-18-21-49-21-88zM3031 406c-18 7-32 7-50 7-42 0-63-25-63-67v-198h3v4h-35v-4-35-3h39v3h-4l14-67v-3h4 32 3v3 67h-3v-3h53 3v3 35 4h-3-53v-4h3v184c0 14 0 25 7 28 4 7 11 11 21 11 4 0 15-4 29-4l3-3v3 39zM3027 406v-39h4v4c-11 3-22 3-29 3-14 0-21-3-28-7-3-7-7-18-7-35v-184-3h4 53v3-35h-53-4v-67h4v4h-32v-4l-14 67h-39 4v35h-4v-3h35 4v3 198c0 42 17 63 56 63 18 0 32-3 50-7v4zM3027 520v-35-4h328v4 35 3h-328zM3027 516h328v4h-3v-35h3v3h-328v-3h4v35h-4zM3380 50v-50h3 50 3v50 3h-3-50-3zM3383 46h50v4h-4v-50h4v4h-50v-4h4v50h-4zM3380 406v-293-3h3 50 3v3 293 3h-3-50-3zM3383 402h50v4h-4v-293h4-50 4v293h-4zM3694 406v-187c0-18-4-32-7-42-4-11-7-18-18-25-7-4-17-7-35-7-21 0-39 10-53 25-14 17-21 38-21 67v169 3h-50-3v-3-233c0-32 0-53 0-60v-3h46 3v3l4 7c0 4 0 7 0 11 0 7 0 17 0 32h-4v-4 4-4c11-18 25-32 39-42 14-11 35-14 57-14 31 0 56 10 74 24 14 18 21 46 21 85v194 3h-50-3zM3697 402h50v4h-4v-194c0-39-7-64-21-81-14-14-39-21-70-21-22 0-39 3-53 10-14 11-29 25-39 43v3h-4-3v-3c0-15 0-25 0-32 0-4 0-7 0-11 0-3 0-7 0-7h-46 3c4 7 4 28 4 60v233h-4v-4h50v4h-4v-169c0-32 7-53 21-71 15-18 36-25 57-25 18 0 32 4 39 7 10 4 17 15 21 25 3 11 7 28 7 46v187h-4zM4044 325c0 28-10 53-32 67-21 14-49 25-88 25s-67-8-88-22c-21-10-32-31-39-56v-4l46-10 4 3c3 14 10 25 24 32 11 7 28 11 53 11s39-4 53-11c11-7 14-18 14-32 0-10-3-17-10-24s-22-14-39-18l3-4-3 4-32-11v-3 3c-28-7-49-14-63-21-11-7-22-14-29-24-7-11-10-25-10-39 0-28 10-50 28-64 21-14 49-21 88-21 32 0 60 4 78 14 21 14 35 32 39 60l-4 4-42 3h-4c-3-14-10-24-21-28-11-7-28-14-46-14-21 0-39 7-49 10-11 8-14 18-14 29 0 10 3 14 7 21 3 3 10 7 17 10 7 4 25 11 53 18 29 7 46 14 57 18 14 7 21 10 28 17s14 18 18 25c3 11 3 21 3 32zM4041 325c0-11-4-21-7-28-4-11-8-18-15-25-7-4-14-11-24-18-11-3-32-10-57-17-28-4-46-11-56-15-7-3-14-10-18-14-7-7-7-14-7-24 0-14 4-25 14-32 11-7 28-11 53-11 18 0 35 4 50 11 10 7 21 18 24 32h-3l-4-4 46-3v3h-3c-4-25-15-42-36-53-17-10-42-17-74-17-35 0-63 7-81 21-21 14-28 32-28 60 0 14 0 24 7 35 7 7 18 18 28 25 11 7 32 14 60 21l35 7c18 7 32 11 39 21 11 7 14 18 14 28 0 18-7 29-17 39-14 7-32 11-57 11s-42-4-56-11-25-21-28-39h3v4l-42 7v-4c7 25 17 46 39 57 17 10 45 17 84 17 35 0 64-7 85-21s32-35 32-63zM4143 268c0 36 7 60 21 78s32 28 60 28c21 0 35-7 49-14 11-7 22-18 25-32v-3l4 3 42 11h4v3c-18 50-60 75-124 75-46 0-81-15-102-43-25-25-36-67-36-116 0-50 11-88 36-113 21-28 56-42 99-42 88 0 134 56 134 162v3 4h-4-212v-4zM4139 265h212v3h-3v-3c0-106-43-155-127-155-43 0-71 10-96 38-21 25-31 60-31 110 0 49 10 88 31 113 25 24 57 38 99 38 60 0 99-24 116-67h4v4l-46-14h4 3c-7 14-14 25-28 32-14 10-32 14-53 14-28 0-49-11-63-29-15-17-22-45-22-81zM4298 233c-3-32-10-53-25-67-10-14-28-21-52-21-25 0-43 7-53 25-15 14-22 35-25 63v-3h159v3zM4302 233h-159-4c0-28 7-53 22-67 17-18 35-28 60-28 24 0 45 10 59 25 11 14 22 38 25 70zM4411 406v-226c0-21 0-42 0-67v-3h4 45 4v3c0 32 0 53 0 60h-4v-3h4v3h-4c7-28 18-46 29-56 10-7 24-14 42-14 7 0 14 3 21 3h4v4 42 7l-4-4c-7 0-14-3-25-3-21 0-35 11-45 28-11 18-15 39-15 74v152 3h-3-49-4zM4415 402h49v4h-4v-152c0-35 7-60 18-77 11-18 28-29 49-29 11 0 18 0 25 4h-3v-42h3v3c-7-3-14-3-21-3-18 0-28 3-39 14-10 7-17 24-28 49h-4-3c0-7 0-28 0-60h3-45c3 25 3 46 3 67v226h-3zM4714 406c-17 7-35 7-49 7-42 0-63-25-63-67v-198h3v4h-35-4v-4-35-3h4 35v3l14-67v-3h4 31 4v3 67h-4v-3h53 4v3 35 4h-4-53v-4h4v184c0 14 0 25 3 28 8 7 11 11 25 11 7 0 14-4 25-4l7-3v3 39zM4711 406v-39h3v4c-14 3-21 3-28 3-14 0-21-3-28-7-4-7-7-18-7-35v-184-3h3 53v3h-3v-35h3-53-3v-67h3v4h-31v-4l-14 67h-4-35 3v35h-3v-3h35 4v3 198c0 42 17 63 56 63 14 0 32-3 46-7l3 4zM4983 325c0 28-11 53-32 67-25 14-53 25-92 25-35 0-67-8-85-22-21-10-35-31-42-56v-4h4l42-10h3v3c4 14 11 25 25 32s32 11 53 11c25 0 42-4 53-11s18-18 18-32c0-10-4-17-11-24-11-7-21-14-39-18v-4 4l-35-11v-3 3c-28-7-49-14-60-21-14-7-21-14-28-24-7-11-11-25-11-39 0-28 7-50 28-64 22-14 50-21 85-21 32 0 60 4 81 14 18 14 32 32 35 60h4l-4 4-45 3h-4c0-14-7-24-21-28-11-7-25-14-46-14s-35 7-46 10c-10 8-14 18-14 29 0 10 0 14 4 21 3 3 10 7 21 10 7 4 24 11 53 18 24 7 42 14 56 18 11 7 21 10 28 17s11 18 14 25c4 11 8 21 8 32zM4975 325c0-11 0-21-3-28-4-11-11-18-14-25-7-4-18-11-28-18-11-3-29-10-57-17h4-4c-28-4-46-11-53-15-7-3-14-10-21-14-3-7-7-14-7-24 0-14 7-25 18-32 10-7 28-11 49-11s39 4 49 11c15 7 22 18 25 32h-3v-4l42-3 3 3h-3c-7-25-18-42-35-53-18-10-46-17-78-17-35 0-63 7-81 21s-28 32-28 60c0 14 3 24 10 35 7 7 14 18 25 25 14 7 35 14 60 21l35 7c18 7 32 11 43 21 7 7 10 18 10 28 0 18-7 29-18 39-10 7-31 11-56 11s-42-4-56-11c-15-7-22-21-25-39v4l-42 7 3-4c7 25 18 46 35 57 22 10 50 17 85 17 39 0 67-7 88-21 18-14 28-35 28-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52 191c0 29-11 50-25 67-17 18-42 25-74 25-25 0-42-7-60-18-14-10-25-28-28-49l35-3c7 28 25 42 57 42 17 0 31-7 42-18 11-10 18-28 18-46s-7-32-18-43-25-14-42-14c-11 0-18 0-25 3-11 4-18 8-25 15h-35l11-145h151v28h-123l-4 85c14-11 36-14 57-14 28 0 49 7 63 21 18 18 25 35 25 64zM1871 35c-29 43-50 74-60 99-11 25-22 46-25 72-7 24-11 49-11 74h-35c0-36 7-71 21-111 14-39 39-84 74-134h-144v-28h180z">
          <text:p/>
        </draw:path>
        <draw:path draw:style-name="gr3" draw:text-style-name="P3" draw:layer="layout" svg:width="1.87cm" svg:height="0.286cm" svg:x="18.591cm" svg:y="18.845cm" svg:viewBox="0 0 1871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7-14-71-39-19-25-29-60-29-106 0-47 10-82 26-107 17-25 42-35 74-35 35 0 56 10 74 35 14 25 21 60 21 107zM1207 142c0-47-7-82-21-103-14-25-39-36-70-36-32 0-57 11-71 36-15 21-22 56-22 103 0 46 7 81 22 102 18 25 39 39 71 39 31 0 53-14 70-39 14-21 21-56 21-102zM1172 142c0-40-3-68-14-86-7-14-21-24-42-24s-36 7-43 24c-10 18-14 46-14 86 0 39 4 67 14 85 7 17 22 24 43 24s35-7 42-24c11-18 14-46 14-85zM1176 142c0 39-4 67-14 85-11 21-25 28-46 28s-39-7-46-25c-11-21-14-49-14-88 0-40 3-68 14-89 7-14 25-25 46-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52 191c0 29-7 50-25 71-17 14-42 25-74 25-25 0-46-7-60-18-17-14-28-28-32-49v-4h4l35-3c7 28 25 38 57 38 17 0 31-3 42-14 11-14 14-28 14-46 0-17-3-31-14-42-11-7-25-14-42-14-11 0-18 0-25 3-7 4-18 11-25 18h-35-4l4-3 7-146v-4h4 151 4v4 28 4h-4-123v-4h3l-3 86h-4c14-11 36-19 57-19 28 0 49 8 63 26 18 14 25 35 25 63zM1648 191c0-24-7-45-21-60-17-17-35-25-63-25-21 0-39 8-57 18v4-7l4-86h123v-28h-151l-7 146h-4 35-3c7-7 17-15 24-18 11 0 18-4 29-4 17 0 31 7 42 18 14 11 18 25 18 42 0 18-4 36-18 46-7 14-25 18-42 18-32 0-53-14-60-39l3-3v3l-35 4v-4c7 21 14 39 28 49 18 11 35 18 60 18 32 0 53-10 71-28 17-14 24-35 24-64zM1871 35c-29 43-46 75-57 100-14 25-21 46-28 71-7 24-7 49-7 74v3h-4-35-3v-3c0-36 10-74 24-110 14-42 39-85 74-135v4h-144-4v-4-28-4h4 180v4zM1867 35v-28h4-180v28h144 4c-35 53-60 96-74 135s-25 74-25 110v-4h35v4c0-25 4-50 7-74 7-25 15-50 25-71 14-25 32-61 60-103l4 3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9.416cm" svg:height="7.211cm" svg:x="2.226cm" svg:y="11.331cm" svg:viewBox="0 0 9417 7212" svg:d="M9213 4593l204-3320-166-285h-264-491-324l-603 1044-254-441c-385-667-1316-1203-2082-1203h-1979v-35l-204-353h-286l-1003 317-39 71h-815c-109 0-194 39-229 102-39 67-32 159 25 251l1817 3146-491 847-1817-3143 1817 3143-166 282-1813-3143 1813 3143 4390 1949 141 247h1919l162-286 491-848h-1916l-145-247-4385-1944-1817-3146c-57-92-64-184-25-251l-490 850-163 283c-39 67-32 155 25 250-57-95-64-183-25-250l163-283 490-850c35-63 120-102 229-102h815l816 1414h286l32 53 836 1450h1876 452l-92 159 406 706-162 282 162 282h60l656 1132 60 106h81l-60-106h939 652 81l-652-1132h977l32 53-194 1291 194-1291-32-53z">
          <text:p/>
        </draw:path>
        <draw:polygon draw:style-name="gr7" draw:text-style-name="P2" draw:layer="layout" svg:width="0cm" svg:height="0cm" svg:x="7.796cm" svg:y="14.414cm" svg:viewBox="0 0 0 0" draw:points="0,0">
          <text:p/>
        </draw:polygon>
        <draw:polygon draw:style-name="gr1" draw:text-style-name="P1" draw:layer="layout" svg:width="3.083cm" svg:height="3.461cm" svg:x="8.558cm" svg:y="12.604cm" svg:viewBox="0 0 3084 3462" draw:points="2880,3321 3084,0 2000,0 0,3462 60,3462 141,3462 1817,3462 2795,3462">
          <text:p/>
        </draw:polygon>
        <draw:polygon draw:style-name="gr7" draw:text-style-name="P2" draw:layer="layout" svg:width="0cm" svg:height="0cm" svg:x="7.796cm" svg:y="14.414cm" svg:viewBox="0 0 0 0" draw:points="0,0">
          <text:p/>
        </draw:polygon>
        <draw:path draw:style-name="gr1" draw:text-style-name="P1" draw:layer="layout" svg:width="4.315cm" svg:height="2.483cm" svg:x="5.478cm" svg:y="11.719cm" svg:viewBox="0 0 4316 2484" svg:d="M28 617l-28-617h1980c766 0 1697 536 2082 1203l254 441-484 840-321-10h-469l-1072-1857z">
          <text:p/>
        </draw:path>
        <draw:polygon draw:style-name="gr7" draw:text-style-name="P2" draw:layer="layout" svg:width="0cm" svg:height="0cm" svg:x="7.796cm" svg:y="14.414cm" svg:viewBox="0 0 0 0" draw:points="0,0">
          <text:p/>
        </draw:polygon>
        <draw:polygon draw:style-name="gr1" draw:text-style-name="P1" draw:layer="layout" svg:width="4.875cm" svg:height="2.791cm" svg:x="4.254cm" svg:y="15.218cm" svg:viewBox="0 0 4876 2792" draw:points="4876,1945 4386,2792 0,848 487,0">
          <text:p/>
        </draw:polygon>
        <draw:polygon draw:style-name="gr7" draw:text-style-name="P2" draw:layer="layout" svg:width="0cm" svg:height="0cm" svg:x="7.796cm" svg:y="14.414cm" svg:viewBox="0 0 0 0" draw:points="0,0">
          <text:p/>
        </draw:polygon>
        <draw:polygon draw:style-name="gr1" draw:text-style-name="P1" draw:layer="layout" svg:width="2.712cm" svg:height="1.45cm" svg:x="5.08cm" svg:y="13.186cm" svg:viewBox="0 0 2713 1451" draw:points="2368,852 2713,1451 836,1451 0,0 42,0 215,0 1877,0 2339,802">
          <text:p/>
        </draw:polygon>
        <draw:polygon draw:style-name="gr7" draw:text-style-name="P2" draw:layer="layout" svg:width="0cm" svg:height="0cm" svg:x="7.796cm" svg:y="14.414cm" svg:viewBox="0 0 0 0" draw:points="0,0">
          <text:p/>
        </draw:polygon>
        <draw:polygon draw:style-name="gr1" draw:text-style-name="P1" draw:layer="layout" svg:width="1.563cm" svg:height="2.3cm" svg:x="6.956cm" svg:y="12.336cm" svg:viewBox="0 0 1564 2301" draw:points="492,0 1564,1857 1543,1857 1289,2301 837,2301 492,1702 463,1652 0,851">
          <text:p/>
        </draw:polygon>
        <draw:polygon draw:style-name="gr7" draw:text-style-name="P2" draw:layer="layout" svg:width="0cm" svg:height="0cm" svg:x="7.796cm" svg:y="14.414cm" svg:viewBox="0 0 0 0" draw:points="0,0">
          <text:p/>
        </draw:polygon>
        <draw:polygon draw:style-name="gr1" draw:text-style-name="P1" draw:layer="layout" svg:width="2.399cm" svg:height="0.85cm" svg:x="5.048cm" svg:y="12.336cm" svg:viewBox="0 0 2400 851" draw:points="32,851 0,797 458,0 2400,0 1909,851 247,851 74,851">
          <text:p/>
        </draw:polygon>
        <draw:polygon draw:style-name="gr7" draw:text-style-name="P2" draw:layer="layout" svg:width="0cm" svg:height="0cm" svg:x="7.796cm" svg:y="14.414cm" svg:viewBox="0 0 0 0" draw:points="0,0">
          <text:p/>
        </draw:polygon>
        <draw:polygon draw:style-name="gr1" draw:text-style-name="P1" draw:layer="layout" svg:width="2.406cm" svg:height="0.847cm" svg:x="8.784cm" svg:y="17.409cm" svg:viewBox="0 0 2407 848" draw:points="2407,0 1915,848 0,848 487,0">
          <text:p/>
        </draw:polygon>
        <draw:polygon draw:style-name="gr7" draw:text-style-name="P2" draw:layer="layout" svg:width="0cm" svg:height="0cm" svg:x="7.796cm" svg:y="14.414cm" svg:viewBox="0 0 0 0" draw:points="0,0">
          <text:p/>
        </draw:polygon>
        <draw:polygon draw:style-name="gr1" draw:text-style-name="P1" draw:layer="layout" svg:width="4.551cm" svg:height="2.23cm" svg:x="4.088cm" svg:y="16.065cm" svg:viewBox="0 0 4552 2231" draw:points="4390,2231 4552,1945 166,0 0,282">
          <text:p/>
        </draw:polygon>
        <draw:polygon draw:style-name="gr7" draw:text-style-name="P2" draw:layer="layout" svg:width="0cm" svg:height="0cm" svg:x="7.796cm" svg:y="14.414cm" svg:viewBox="0 0 0 0" draw:points="0,0">
          <text:p/>
        </draw:polygon>
        <draw:polygon draw:style-name="gr1" draw:text-style-name="P1" draw:layer="layout" svg:width="1.549cm" svg:height="1.058cm" svg:x="8.745cm" svg:y="16.139cm" svg:viewBox="0 0 1550 1059" draw:points="1550,0 1550,1059 610,1059 0,0">
          <text:p/>
        </draw:polygon>
        <draw:polygon draw:style-name="gr7" draw:text-style-name="P2" draw:layer="layout" svg:width="0cm" svg:height="0cm" svg:x="7.796cm" svg:y="14.414cm" svg:viewBox="0 0 0 0" draw:points="0,0">
          <text:p/>
        </draw:polygon>
        <draw:polygon draw:style-name="gr1" draw:text-style-name="P1" draw:layer="layout" svg:width="1.277cm" svg:height="1.802cm" svg:x="3.947cm" svg:y="11.331cm" svg:viewBox="0 0 1278 1803" draw:points="39,317 1042,0 1246,353 1278,1010 816,1803 0,389">
          <text:p/>
        </draw:polygon>
        <draw:polygon draw:style-name="gr7" draw:text-style-name="P2" draw:layer="layout" svg:width="0cm" svg:height="0cm" svg:x="7.796cm" svg:y="14.414cm" svg:viewBox="0 0 0 0" draw:points="0,0">
          <text:p/>
        </draw:polygon>
        <draw:polygon draw:style-name="gr1" draw:text-style-name="P1" draw:layer="layout" svg:width="2.162cm" svg:height="3.746cm" svg:x="8.396cm" svg:y="12.319cm" svg:viewBox="0 0 2163 3747" draw:points="2163,285 2001,0 1398,1045 913,1884 906,1895 875,1948 712,2230 638,2357 582,2456 162,3183 0,3465 162,3747">
          <text:p/>
        </draw:polygon>
        <draw:polygon draw:style-name="gr7" draw:text-style-name="P2" draw:layer="layout" svg:width="0cm" svg:height="0cm" svg:x="7.796cm" svg:y="14.414cm" svg:viewBox="0 0 0 0" draw:points="0,0">
          <text:p/>
        </draw:polygon>
        <draw:path draw:style-name="gr1" draw:text-style-name="P1" draw:layer="layout" svg:width="1.125cm" svg:height="1.309cm" svg:x="8.149cm" svg:y="14.192cm" svg:viewBox="0 0 1126 1310" svg:d="M1126 70l-32-53-744-17-259 444-91 159 410 707 423-732c-17 14-35 21-49 21-64 0-117-91-117-201 0-109 53-201 117-201 39 0 74 36 95 92 21 60 25 131 7 194l74-127z">
          <text:p/>
        </draw:path>
        <draw:polygon draw:style-name="gr7" draw:text-style-name="P2" draw:layer="layout" svg:width="0cm" svg:height="0cm" svg:x="7.796cm" svg:y="14.414cm" svg:viewBox="0 0 0 0" draw:points="0,0">
          <text:p/>
        </draw:polygon>
        <draw:polygon draw:style-name="gr1" draw:text-style-name="P1" draw:layer="layout" svg:width="2.081cm" svg:height="0.286cm" svg:x="8.618cm" svg:y="18.256cm" svg:viewBox="0 0 2082 287" draw:points="1920,287 2082,0 166,0 0,287">
          <text:p/>
        </draw:polygon>
        <draw:polygon draw:style-name="gr7" draw:text-style-name="P2" draw:layer="layout" svg:width="0cm" svg:height="0cm" svg:x="7.796cm" svg:y="14.414cm" svg:viewBox="0 0 0 0" draw:points="0,0">
          <text:p/>
        </draw:polygon>
        <draw:polygon draw:style-name="gr1" draw:text-style-name="P1" draw:layer="layout" svg:width="0.652cm" svg:height="1.058cm" svg:x="10.294cm" svg:y="16.139cm" svg:viewBox="0 0 653 1059" draw:points="653,1059 42,0 0,0 0,1059">
          <text:p/>
        </draw:polygon>
        <draw:polygon draw:style-name="gr7" draw:text-style-name="P2" draw:layer="layout" svg:width="0cm" svg:height="0cm" svg:x="7.796cm" svg:y="14.414cm" svg:viewBox="0 0 0 0" draw:points="0,0">
          <text:p/>
        </draw:polygon>
        <draw:polygon draw:style-name="gr1" draw:text-style-name="P1" draw:layer="layout" svg:width="1.249cm" svg:height="0.285cm" svg:x="10.392cm" svg:y="12.319cm" svg:viewBox="0 0 1250 286" draw:points="166,286 1250,286 1084,0 820,0 329,0 0,0">
          <text:p/>
        </draw:polygon>
        <draw:polygon draw:style-name="gr7" draw:text-style-name="P2" draw:layer="layout" svg:width="0cm" svg:height="0cm" svg:x="7.796cm" svg:y="14.414cm" svg:viewBox="0 0 0 0" draw:points="0,0">
          <text:p/>
        </draw:polygon>
        <draw:polygon draw:style-name="gr1" draw:text-style-name="P1" draw:layer="layout" svg:width="0.635cm" svg:height="1.094cm" svg:x="8.639cm" svg:y="17.162cm" svg:viewBox="0 0 636 1095" draw:points="636,247 490,0 0,847 145,1095">
          <text:p/>
        </draw:polygon>
        <draw:polygon draw:style-name="gr7" draw:text-style-name="P2" draw:layer="layout" svg:width="0cm" svg:height="0cm" svg:x="7.796cm" svg:y="14.414cm" svg:viewBox="0 0 0 0" draw:points="0,0">
          <text:p/>
        </draw:polygon>
        <draw:polygon draw:style-name="gr1" draw:text-style-name="P1" draw:layer="layout" svg:width="0.748cm" svg:height="0.797cm" svg:x="4.762cm" svg:y="12.336cm" svg:viewBox="0 0 749 798" draw:points="749,0 463,0 0,798 287,798">
          <text:p/>
        </draw:polygon>
        <draw:polygon draw:style-name="gr7" draw:text-style-name="P2" draw:layer="layout" svg:width="0cm" svg:height="0cm" svg:x="7.796cm" svg:y="14.414cm" svg:viewBox="0 0 0 0" draw:points="0,0">
          <text:p/>
        </draw:polygon>
        <draw:polygon draw:style-name="gr1" draw:text-style-name="P1" draw:layer="layout" svg:width="0.318cm" svg:height="0.656cm" svg:x="5.192cm" svg:y="11.684cm" svg:viewBox="0 0 319 657" draw:points="319,657 287,35 287,0 0,0 32,657">
          <text:p/>
        </draw:polygon>
        <draw:polygon draw:style-name="gr7" draw:text-style-name="P2" draw:layer="layout" svg:width="0cm" svg:height="0cm" svg:x="7.796cm" svg:y="14.414cm" svg:viewBox="0 0 0 0" draw:points="0,0">
          <text:p/>
        </draw:polygon>
        <draw:path draw:style-name="gr1" draw:text-style-name="P1" draw:layer="layout" svg:width="0.502cm" svg:height="0.391cm" svg:x="10.552cm" svg:y="12.832cm" svg:viewBox="0 0 503 392" svg:d="M490 58c-31-56-116-74-218-42-104 28-199 102-245 180-31 53-35 103-14 138 43 78 187 78 319 0 130-75 201-202 158-276z">
          <text:p/>
        </draw:path>
        <draw:polygon draw:style-name="gr7" draw:text-style-name="P2" draw:layer="layout" svg:width="0cm" svg:height="0cm" svg:x="7.796cm" svg:y="14.414cm" svg:viewBox="0 0 0 0" draw:points="0,0">
          <text:p/>
        </draw:polygon>
        <draw:polygon draw:style-name="gr1" draw:text-style-name="P1" draw:layer="layout" svg:width="1.676cm" svg:height="0.074cm" svg:x="8.699cm" svg:y="16.065cm" svg:viewBox="0 0 1677 75" draw:points="0,0 1677,0 1634,75 42,75">
          <text:p/>
        </draw:polygon>
        <draw:polygon draw:style-name="gr7" draw:text-style-name="P2" draw:layer="layout" svg:width="0cm" svg:height="0cm" svg:x="7.796cm" svg:y="14.414cm" svg:viewBox="0 0 0 0" draw:points="0,0">
          <text:p/>
        </draw:polygon>
        <draw:polygon draw:style-name="gr1" draw:text-style-name="P1" draw:layer="layout" svg:width="0.49cm" svg:height="0.353cm" svg:x="4.988cm" svg:y="11.331cm" svg:viewBox="0 0 491 354" draw:points="491,354 287,0 0,0 205,354">
          <text:p/>
        </draw:polygon>
        <draw:polygon draw:style-name="gr7" draw:text-style-name="P2" draw:layer="layout" svg:width="0cm" svg:height="0cm" svg:x="7.796cm" svg:y="14.414cm" svg:viewBox="0 0 0 0" draw:points="0,0">
          <text:p/>
        </draw:polygon>
        <draw:polygon draw:style-name="gr1" draw:text-style-name="P1" draw:layer="layout" svg:width="0.695cm" svg:height="1.132cm" svg:x="10.332cm" svg:y="16.065cm" svg:viewBox="0 0 696 1133" draw:points="43,0 696,1133 615,1133 0,74">
          <text:p/>
        </draw:polygon>
        <draw:polygon draw:style-name="gr7" draw:text-style-name="P2" draw:layer="layout" svg:width="0cm" svg:height="0cm" svg:x="7.796cm" svg:y="14.414cm" svg:viewBox="0 0 0 0" draw:points="0,0">
          <text:p/>
        </draw:polygon>
        <draw:polygon draw:style-name="gr1" draw:text-style-name="P1" draw:layer="layout" svg:width="0.307cm" svg:height="0.533cm" svg:x="8.477cm" svg:y="18.009cm" svg:viewBox="0 0 308 534" draw:points="141,534 0,286 162,0 308,247">
          <text:p/>
        </draw:polygon>
        <draw:polygon draw:style-name="gr7" draw:text-style-name="P2" draw:layer="layout" svg:width="0cm" svg:height="0cm" svg:x="7.796cm" svg:y="14.414cm" svg:viewBox="0 0 0 0" draw:points="0,0">
          <text:p/>
        </draw:polygon>
        <draw:path draw:style-name="gr1" draw:text-style-name="P1" draw:layer="layout" svg:width="0.23cm" svg:height="0.402cm" svg:x="4.893cm" svg:y="11.694cm" svg:viewBox="0 0 231 403" svg:d="M198 343c-21 39-53 60-81 60-68 0-117-88-117-201 0-110 49-202 117-202 46 0 88 49 106 127 17 75 7 160-25 216z">
          <text:p/>
        </draw:path>
        <draw:polygon draw:style-name="gr7" draw:text-style-name="P2" draw:layer="layout" svg:width="0cm" svg:height="0cm" svg:x="7.796cm" svg:y="14.414cm" svg:viewBox="0 0 0 0" draw:points="0,0">
          <text:p/>
        </draw:polygon>
        <draw:path draw:style-name="gr1" draw:text-style-name="P1" draw:layer="layout" svg:width="0.231cm" svg:height="0.402cm" svg:x="8.815cm" svg:y="14.389cm" svg:viewBox="0 0 232 403" svg:d="M220 287l-53 99c-17 10-35 17-49 17-64 0-118-91-118-202 0-109 54-201 118-201 39 0 74 36 95 92 22 60 26 131 7 195z">
          <text:p/>
        </draw:path>
        <draw:polygon draw:style-name="gr7" draw:text-style-name="P2" draw:layer="layout" svg:width="0cm" svg:height="0cm" svg:x="7.796cm" svg:y="14.414cm" svg:viewBox="0 0 0 0" draw:points="0,0">
          <text:p/>
        </draw:polygon>
        <draw:polygon draw:style-name="gr1" draw:text-style-name="P1" draw:layer="layout" svg:width="0.144cm" svg:height="0.106cm" svg:x="9.271cm" svg:y="17.197cm" svg:viewBox="0 0 145 107" draw:points="85,0 145,107 64,107 0,0">
          <text:p/>
        </draw:polygon>
        <draw:polygon draw:style-name="gr7" draw:text-style-name="P2" draw:layer="layout" svg:width="0cm" svg:height="0cm" svg:x="7.796cm" svg:y="14.414cm" svg:viewBox="0 0 0 0" draw:points="0,0">
          <text:p/>
        </draw:polygon>
        <draw:polygon draw:style-name="gr1" draw:text-style-name="P1" draw:layer="layout" svg:width="0.811cm" svg:height="0.021cm" svg:x="8.498cm" svg:y="14.192cm" svg:viewBox="0 0 812 22" draw:points="491,0 812,7 805,22 745,22 0,0 22,0">
          <text:p/>
        </draw:polygon>
        <draw:polygon draw:style-name="gr7" draw:text-style-name="P2" draw:layer="layout" svg:width="0cm" svg:height="0cm" svg:x="7.796cm" svg:y="14.414cm" svg:viewBox="0 0 0 0" draw:points="0,0">
          <text:p/>
        </draw:polygon>
        <draw:polygon draw:style-name="gr1" draw:text-style-name="P1" draw:layer="layout" svg:width="1.595cm" svg:height="0.004cm" svg:x="8.741cm" svg:y="16.139cm" svg:viewBox="0 0 1596 5" draw:points="0,0 1596,0 1554,5">
          <text:p/>
        </draw:polygon>
        <draw:polygon draw:style-name="gr7" draw:text-style-name="P2" draw:layer="layout" svg:width="0cm" svg:height="0cm" svg:x="7.796cm" svg:y="14.414cm" svg:viewBox="0 0 0 0" draw:points="0,0">
          <text:p/>
        </draw:polygon>
        <draw:polygon draw:style-name="gr1" draw:text-style-name="P1" draw:layer="layout" svg:width="0.06cm" svg:height="0.057cm" svg:x="9.242cm" svg:y="14.209cm" svg:viewBox="0 0 61 58" draw:points="61,0 29,58 0,0">
          <text:p/>
        </draw:polygon>
        <draw:polygon draw:style-name="gr7" draw:text-style-name="P2" draw:layer="layout" svg:width="0cm" svg:height="0cm" svg:x="7.796cm" svg:y="14.414cm" svg:viewBox="0 0 0 0" draw:points="0,0">
          <text:p/>
        </draw:polygon>
        <draw:line draw:style-name="gr8" draw:text-style-name="P2" draw:layer="layout" svg:x1="10.294cm" svg:y1="16.139cm" svg:x2="10.294cm" svg:y2="17.197cm">
          <text:p/>
        </draw:line>
        <draw:line draw:style-name="gr8" draw:text-style-name="P2" draw:layer="layout" svg:x1="10.947cm" svg:y1="17.198cm" svg:x2="10.336cm" svg:y2="16.139cm">
          <text:p/>
        </draw:line>
        <draw:line draw:style-name="gr8" draw:text-style-name="P2" draw:layer="layout" svg:x1="8.699cm" svg:y1="16.065cm" svg:x2="9.356cm" svg:y2="17.198cm">
          <text:p/>
        </draw:line>
        <draw:line draw:style-name="gr8" draw:text-style-name="P2" draw:layer="layout" svg:x1="10.336cm" svg:y1="16.139cm" svg:x2="8.745cm" svg:y2="16.139cm">
          <text:p/>
        </draw:line>
        <draw:line draw:style-name="gr8" draw:text-style-name="P2" draw:layer="layout" svg:x1="10.376cm" svg:y1="16.065cm" svg:x2="10.332cm" svg:y2="16.14cm">
          <text:p/>
        </draw:line>
        <draw:line draw:style-name="gr8" draw:text-style-name="P2" draw:layer="layout" svg:x1="10.375cm" svg:y1="16.065cm" svg:x2="11.028cm" svg:y2="17.198cm">
          <text:p/>
        </draw:line>
        <draw:line draw:style-name="gr8" draw:text-style-name="P2" draw:layer="layout" svg:x1="10.332cm" svg:y1="16.136cm" svg:x2="10.337cm" svg:y2="16.14cm">
          <text:p/>
        </draw:line>
        <draw:line draw:style-name="gr8" draw:text-style-name="P2" draw:layer="layout" svg:x1="8.741cm" svg:y1="16.136cm" svg:x2="10.332cm" svg:y2="16.136cm">
          <text:p/>
        </draw:line>
        <draw:line draw:style-name="gr8" draw:text-style-name="P2" draw:layer="layout" svg:x1="11.027cm" svg:y1="17.197cm" svg:x2="9.355cm" svg:y2="17.197cm">
          <text:p/>
        </draw:line>
        <draw:line draw:style-name="gr8" draw:text-style-name="P2" draw:layer="layout" svg:x1="8.699cm" svg:y1="16.065cm" svg:x2="10.375cm" svg:y2="16.065cm">
          <text:p/>
        </draw:line>
        <draw:line draw:style-name="gr8" draw:text-style-name="P2" draw:layer="layout" svg:x1="8.618cm" svg:y1="16.065cm" svg:x2="9.275cm" svg:y2="17.198cm">
          <text:p/>
        </draw:line>
        <draw:line draw:style-name="gr8" draw:text-style-name="P2" draw:layer="layout" svg:x1="9.355cm" svg:y1="17.197cm" svg:x2="9.271cm" svg:y2="17.197cm">
          <text:p/>
        </draw:line>
        <draw:line draw:style-name="gr8" draw:text-style-name="P2" draw:layer="layout" svg:x1="8.618cm" svg:y1="16.065cm" svg:x2="8.699cm" svg:y2="16.065cm">
          <text:p/>
        </draw:line>
        <draw:path draw:style-name="gr8" draw:text-style-name="P2" draw:layer="layout" svg:width="0.049cm" svg:height="0.25cm" svg:x="2.226cm" svg:y="12.954cm" svg:viewBox="0 0 50 251" svg:d="M25 0c-40 67-33 158 25 251">
          <text:p/>
        </draw:path>
        <draw:line draw:style-name="gr8" draw:text-style-name="P2" draw:layer="layout" svg:x1="2.275cm" svg:y1="13.204cm" svg:x2="4.093cm" svg:y2="16.352cm">
          <text:p/>
        </draw:line>
        <draw:line draw:style-name="gr8" draw:text-style-name="P2" draw:layer="layout" svg:x1="8.478cm" svg:y1="18.296cm" svg:x2="4.088cm" svg:y2="16.347cm">
          <text:p/>
        </draw:line>
        <draw:line draw:style-name="gr8" draw:text-style-name="P2" draw:layer="layout" svg:x1="10.537cm" svg:y1="18.538cm" svg:x2="8.618cm" svg:y2="18.538cm">
          <text:p/>
        </draw:line>
        <draw:line draw:style-name="gr8" draw:text-style-name="P2" draw:layer="layout" svg:x1="8.619cm" svg:y1="18.543cm" svg:x2="8.477cm" svg:y2="18.291cm">
          <text:p/>
        </draw:line>
        <draw:line draw:style-name="gr8" draw:text-style-name="P2" draw:layer="layout" svg:x1="5.08cm" svg:y1="13.186cm" svg:x2="5.122cm" svg:y2="13.186cm">
          <text:p/>
        </draw:line>
        <draw:line draw:style-name="gr8" draw:text-style-name="P2" draw:layer="layout" svg:x1="5.478cm" svg:y1="11.719cm" svg:x2="7.457cm" svg:y2="11.719cm">
          <text:p/>
        </draw:line>
        <draw:path draw:style-name="gr8" draw:text-style-name="P2" draw:layer="layout" svg:width="2.082cm" svg:height="1.203cm" svg:x="7.457cm" svg:y="11.719cm" svg:viewBox="0 0 2083 1204" svg:d="M0 0c766 0 1697 536 2083 1204">
          <text:p/>
        </draw:path>
        <draw:line draw:style-name="gr8" draw:text-style-name="P2" draw:layer="layout" svg:x1="9.535cm" svg:y1="12.922cm" svg:x2="9.794cm" svg:y2="13.364cm">
          <text:p/>
        </draw:line>
        <draw:line draw:style-name="gr8" draw:text-style-name="P2" draw:layer="layout" svg:x1="5.506cm" svg:y1="12.336cm" svg:x2="7.447cm" svg:y2="12.336cm">
          <text:p/>
        </draw:line>
        <draw:line draw:style-name="gr8" draw:text-style-name="P2" draw:layer="layout" svg:x1="7.447cm" svg:y1="12.336cm" svg:x2="8.52cm" svg:y2="14.193cm">
          <text:p/>
        </draw:line>
        <draw:line draw:style-name="gr8" draw:text-style-name="P2" draw:layer="layout" svg:x1="8.24cm" svg:y1="14.636cm" svg:x2="5.916cm" svg:y2="14.636cm">
          <text:p/>
        </draw:line>
        <draw:line draw:style-name="gr8" draw:text-style-name="P2" draw:layer="layout" svg:x1="5.917cm" svg:y1="14.637cm" svg:x2="5.048cm" svg:y2="13.133cm">
          <text:p/>
        </draw:line>
        <draw:line draw:style-name="gr8" draw:text-style-name="P2" draw:layer="layout" svg:x1="8.149cm" svg:y1="14.795cm" svg:x2="8.559cm" svg:y2="15.502cm">
          <text:p/>
        </draw:line>
        <draw:line draw:style-name="gr8" draw:text-style-name="P2" draw:layer="layout" svg:x1="4.762cm" svg:y1="13.133cm" svg:x2="5.048cm" svg:y2="13.133cm">
          <text:p/>
        </draw:line>
        <draw:line draw:style-name="gr8" draw:text-style-name="P2" draw:layer="layout" svg:x1="4.763cm" svg:y1="13.134cm" svg:x2="3.947cm" svg:y2="11.719cm">
          <text:p/>
        </draw:line>
        <draw:line draw:style-name="gr8" draw:text-style-name="P2" draw:layer="layout" svg:x1="8.559cm" svg:y1="16.066cm" svg:x2="8.396cm" svg:y2="15.783cm">
          <text:p/>
        </draw:line>
        <draw:line draw:style-name="gr8" draw:text-style-name="P2" draw:layer="layout" svg:x1="3.132cm" svg:y1="11.719cm" svg:x2="3.947cm" svg:y2="11.719cm">
          <text:p/>
        </draw:line>
        <draw:line draw:style-name="gr8" draw:text-style-name="P2" draw:layer="layout" svg:x1="8.558cm" svg:y1="16.065cm" svg:x2="8.618cm" svg:y2="16.065cm">
          <text:p/>
        </draw:line>
        <draw:path draw:style-name="gr8" draw:text-style-name="P2" draw:layer="layout" svg:width="0.229cm" svg:height="0.106cm" svg:x="2.903cm" svg:y="11.719cm" svg:viewBox="0 0 230 107" svg:d="M230 0c-110 0-195 39-230 107">
          <text:p/>
        </draw:path>
        <draw:path draw:style-name="gr8" draw:text-style-name="P2" draw:layer="layout" svg:width="0.049cm" svg:height="0.254cm" svg:x="2.879cm" svg:y="11.821cm" svg:viewBox="0 0 50 255" svg:d="M24 0c-39 67-32 159 26 255">
          <text:p/>
        </draw:path>
        <draw:line draw:style-name="gr8" draw:text-style-name="P2" draw:layer="layout" svg:x1="4.745cm" svg:y1="15.219cm" svg:x2="2.928cm" svg:y2="12.072cm">
          <text:p/>
        </draw:line>
        <draw:line draw:style-name="gr8" draw:text-style-name="P2" draw:layer="layout" svg:x1="9.271cm" svg:y1="17.197cm" svg:x2="9.335cm" svg:y2="17.304cm">
          <text:p/>
        </draw:line>
        <draw:line draw:style-name="gr8" draw:text-style-name="P2" draw:layer="layout" svg:x1="9.13cm" svg:y1="17.163cm" svg:x2="4.741cm" svg:y2="15.218cm">
          <text:p/>
        </draw:line>
        <draw:line draw:style-name="gr8" draw:text-style-name="P2" draw:layer="layout" svg:x1="9.334cm" svg:y1="17.303cm" svg:x2="9.415cm" svg:y2="17.303cm">
          <text:p/>
        </draw:line>
        <draw:line draw:style-name="gr8" draw:text-style-name="P2" draw:layer="layout" svg:x1="9.275cm" svg:y1="17.41cm" svg:x2="9.129cm" svg:y2="17.162cm">
          <text:p/>
        </draw:line>
        <draw:line draw:style-name="gr8" draw:text-style-name="P2" draw:layer="layout" svg:x1="9.355cm" svg:y1="17.197cm" svg:x2="9.416cm" svg:y2="17.304cm">
          <text:p/>
        </draw:line>
        <draw:line draw:style-name="gr8" draw:text-style-name="P2" draw:layer="layout" svg:x1="11.19cm" svg:y1="17.409cm" svg:x2="9.271cm" svg:y2="17.409cm">
          <text:p/>
        </draw:line>
        <draw:line draw:style-name="gr8" draw:text-style-name="P2" draw:layer="layout" svg:x1="11.385cm" svg:y1="16.118cm" svg:x2="11.19cm" svg:y2="17.41cm">
          <text:p/>
        </draw:line>
        <draw:line draw:style-name="gr8" draw:text-style-name="P2" draw:layer="layout" svg:x1="11.352cm" svg:y1="16.065cm" svg:x2="11.385cm" svg:y2="16.119cm">
          <text:p/>
        </draw:line>
        <draw:line draw:style-name="gr8" draw:text-style-name="P2" draw:layer="layout" svg:x1="10.375cm" svg:y1="16.065cm" svg:x2="11.352cm" svg:y2="16.065cm">
          <text:p/>
        </draw:line>
        <draw:line draw:style-name="gr8" draw:text-style-name="P2" draw:layer="layout" svg:x1="10.558cm" svg:y1="12.604cm" svg:x2="11.638cm" svg:y2="12.604cm">
          <text:p/>
        </draw:line>
        <draw:line draw:style-name="gr8" draw:text-style-name="P2" draw:layer="layout" svg:x1="10.559cm" svg:y1="12.604cm" svg:x2="8.558cm" svg:y2="16.066cm">
          <text:p/>
        </draw:line>
        <draw:line draw:style-name="gr8" draw:text-style-name="P2" draw:layer="layout" svg:x1="11.433cm" svg:y1="15.925cm" svg:x2="11.642cm" svg:y2="12.604cm">
          <text:p/>
        </draw:line>
        <draw:line draw:style-name="gr8" draw:text-style-name="P2" draw:layer="layout" svg:x1="11.438cm" svg:y1="15.924cm" svg:x2="11.352cm" svg:y2="16.066cm">
          <text:p/>
        </draw:line>
        <draw:path draw:style-name="gr8" draw:text-style-name="P2" draw:layer="layout" svg:width="0.027cm" svg:height="0.137cm" svg:x="10.552cm" svg:y="13.028cm" svg:viewBox="0 0 28 138" svg:d="M28 0c-32 49-36 103-15 138">
          <text:p/>
        </draw:path>
        <draw:path draw:style-name="gr8" draw:text-style-name="P2" draw:layer="layout" svg:width="0.489cm" svg:height="0.331cm" svg:x="10.565cm" svg:y="12.89cm" svg:viewBox="0 0 490 332" svg:d="M0 276c43 74 184 74 318 0 131-77 202-202 159-276">
          <text:p/>
        </draw:path>
        <draw:path draw:style-name="gr8" draw:text-style-name="P2" draw:layer="layout" svg:width="0.465cm" svg:height="0.196cm" svg:x="10.576cm" svg:y="12.832cm" svg:viewBox="0 0 466 197" svg:d="M466 58c-31-56-120-74-223-42-102 28-197 102-243 181">
          <text:p/>
        </draw:path>
        <draw:line draw:style-name="gr8" draw:text-style-name="P2" draw:layer="layout" svg:x1="5.295cm" svg:y1="13.186cm" svg:x2="5.122cm" svg:y2="13.186cm">
          <text:p/>
        </draw:line>
        <draw:line draw:style-name="gr8" draw:text-style-name="P2" draw:layer="layout" svg:x1="5.08cm" svg:y1="13.186cm" svg:x2="6.956cm" svg:y2="13.186cm">
          <text:p/>
        </draw:line>
        <draw:line draw:style-name="gr8" draw:text-style-name="P2" draw:layer="layout" svg:x1="7.415cm" svg:y1="13.984cm" svg:x2="7.448cm" svg:y2="14.038cm">
          <text:p/>
        </draw:line>
        <draw:line draw:style-name="gr8" draw:text-style-name="P2" draw:layer="layout" svg:x1="6.956cm" svg:y1="13.186cm" svg:x2="7.793cm" svg:y2="14.637cm">
          <text:p/>
        </draw:line>
        <draw:line draw:style-name="gr8" draw:text-style-name="P2" draw:layer="layout" svg:x1="5.048cm" svg:y1="13.134cm" svg:x2="5.511cm" svg:y2="12.336cm">
          <text:p/>
        </draw:line>
        <draw:line draw:style-name="gr8" draw:text-style-name="P2" draw:layer="layout" svg:x1="5.511cm" svg:y1="12.341cm" svg:x2="5.478cm" svg:y2="11.684cm">
          <text:p/>
        </draw:line>
        <draw:line draw:style-name="gr8" draw:text-style-name="P2" draw:layer="layout" svg:x1="5.479cm" svg:y1="11.685cm" svg:x2="5.274cm" svg:y2="11.331cm">
          <text:p/>
        </draw:line>
        <draw:line draw:style-name="gr8" draw:text-style-name="P2" draw:layer="layout" svg:x1="4.088cm" svg:y1="16.352cm" svg:x2="4.255cm" svg:y2="16.065cm">
          <text:p/>
        </draw:line>
        <draw:line draw:style-name="gr8" draw:text-style-name="P2" draw:layer="layout" svg:x1="2.437cm" svg:y1="12.922cm" svg:x2="4.255cm" svg:y2="16.066cm">
          <text:p/>
        </draw:line>
        <draw:line draw:style-name="gr8" draw:text-style-name="P2" draw:layer="layout" svg:x1="10.537cm" svg:y1="18.543cm" svg:x2="10.7cm" svg:y2="18.256cm">
          <text:p/>
        </draw:line>
        <draw:line draw:style-name="gr8" draw:text-style-name="P2" draw:layer="layout" svg:x1="4.254cm" svg:y1="16.065cm" svg:x2="8.64cm" svg:y2="18.01cm">
          <text:p/>
        </draw:line>
        <draw:line draw:style-name="gr8" draw:text-style-name="P2" draw:layer="layout" svg:x1="8.477cm" svg:y1="18.296cm" svg:x2="8.64cm" svg:y2="18.009cm">
          <text:p/>
        </draw:line>
        <draw:line draw:style-name="gr8" draw:text-style-name="P2" draw:layer="layout" svg:x1="8.618cm" svg:y1="18.543cm" svg:x2="8.785cm" svg:y2="18.256cm">
          <text:p/>
        </draw:line>
        <draw:line draw:style-name="gr8" draw:text-style-name="P2" draw:layer="layout" svg:x1="8.784cm" svg:y1="18.256cm" svg:x2="10.699cm" svg:y2="18.256cm">
          <text:p/>
        </draw:line>
        <draw:line draw:style-name="gr8" draw:text-style-name="P2" draw:layer="layout" svg:x1="8.639cm" svg:y1="18.009cm" svg:x2="8.785cm" svg:y2="18.257cm">
          <text:p/>
        </draw:line>
        <draw:line draw:style-name="gr8" draw:text-style-name="P2" draw:layer="layout" svg:x1="3.99cm" svg:y1="11.648cm" svg:x2="3.947cm" svg:y2="11.72cm">
          <text:p/>
        </draw:line>
        <draw:line draw:style-name="gr8" draw:text-style-name="P2" draw:layer="layout" svg:x1="7.448cm" svg:y1="12.336cm" svg:x2="6.956cm" svg:y2="13.187cm">
          <text:p/>
        </draw:line>
        <draw:line draw:style-name="gr8" draw:text-style-name="P2" draw:layer="layout" svg:x1="11.475cm" svg:y1="12.319cm" svg:x2="11.211cm" svg:y2="12.319cm">
          <text:p/>
        </draw:line>
        <draw:line draw:style-name="gr8" draw:text-style-name="P2" draw:layer="layout" svg:x1="8.985cm" svg:y1="14.192cm" svg:x2="9.31cm" svg:y2="14.203cm">
          <text:p/>
        </draw:line>
        <draw:line draw:style-name="gr8" draw:text-style-name="P2" draw:layer="layout" svg:x1="8.985cm" svg:y1="14.192cm" svg:x2="8.498cm" svg:y2="14.192cm">
          <text:p/>
        </draw:line>
        <draw:line draw:style-name="gr8" draw:text-style-name="P2" draw:layer="layout" svg:x1="8.499cm" svg:y1="14.192cm" svg:x2="8.149cm" svg:y2="14.796cm">
          <text:p/>
        </draw:line>
        <draw:line draw:style-name="gr8" draw:text-style-name="P2" draw:layer="layout" svg:x1="9.243cm" svg:y1="14.214cm" svg:x2="8.498cm" svg:y2="14.192cm">
          <text:p/>
        </draw:line>
        <draw:line draw:style-name="gr8" draw:text-style-name="P2" draw:layer="layout" svg:x1="9.275cm" svg:y1="14.267cm" svg:x2="9.242cm" svg:y2="14.209cm">
          <text:p/>
        </draw:line>
        <draw:path draw:style-name="gr8" draw:text-style-name="P2" draw:layer="layout" svg:width="0.053cm" svg:height="0.021cm" svg:x="8.928cm" svg:y="14.77cm" svg:viewBox="0 0 54 22" svg:d="M54 0c-18 15-36 22-54 22">
          <text:p/>
        </draw:path>
        <draw:path draw:style-name="gr8" draw:text-style-name="P2" draw:layer="layout" svg:width="0.117cm" svg:height="0.402cm" svg:x="8.815cm" svg:y="14.389cm" svg:viewBox="0 0 118 403" svg:d="M118 403c-68 0-118-91-118-202 0-109 50-201 118-201">
          <text:p/>
        </draw:path>
        <draw:path draw:style-name="gr8" draw:text-style-name="P2" draw:layer="layout" svg:width="0.117cm" svg:height="0.286cm" svg:x="8.928cm" svg:y="14.389cm" svg:viewBox="0 0 118 287" svg:d="M0 0c43 0 79 37 100 93 21 60 25 131 7 194">
          <text:p/>
        </draw:path>
        <draw:line draw:style-name="gr8" draw:text-style-name="P2" draw:layer="layout" svg:x1="5.225cm" svg:y1="12.336cm" svg:x2="4.762cm" svg:y2="13.134cm">
          <text:p/>
        </draw:line>
        <draw:line draw:style-name="gr8" draw:text-style-name="P2" draw:layer="layout" svg:x1="5.506cm" svg:y1="12.336cm" svg:x2="5.221cm" svg:y2="12.336cm">
          <text:p/>
        </draw:line>
        <draw:line draw:style-name="gr8" draw:text-style-name="P2" draw:layer="layout" svg:x1="9.109cm" svg:y1="14.548cm" svg:x2="8.396cm" svg:y2="15.784cm">
          <text:p/>
        </draw:line>
        <draw:line draw:style-name="gr8" draw:text-style-name="P2" draw:layer="layout" svg:x1="5.192cm" svg:y1="11.684cm" svg:x2="5.226cm" svg:y2="12.341cm">
          <text:p/>
        </draw:line>
        <draw:line draw:style-name="gr8" draw:text-style-name="P2" draw:layer="layout" svg:x1="4.988cm" svg:y1="11.331cm" svg:x2="5.193cm" svg:y2="11.685cm">
          <text:p/>
        </draw:line>
        <draw:line draw:style-name="gr8" draw:text-style-name="P2" draw:layer="layout" svg:x1="3.986cm" svg:y1="11.649cm" svg:x2="4.989cm" svg:y2="11.331cm">
          <text:p/>
        </draw:line>
        <draw:path draw:style-name="gr8" draw:text-style-name="P2" draw:layer="layout" svg:width="0.081cm" svg:height="0.06cm" svg:x="5.009cm" svg:y="12.036cm" svg:viewBox="0 0 82 61" svg:d="M82 0c-21 40-54 61-82 61">
          <text:p/>
        </draw:path>
        <draw:path draw:style-name="gr8" draw:text-style-name="P2" draw:layer="layout" svg:width="0.116cm" svg:height="0.402cm" svg:x="4.893cm" svg:y="11.694cm" svg:viewBox="0 0 117 403" svg:d="M117 403c-67 0-117-88-117-201 0-110 50-202 117-202">
          <text:p/>
        </draw:path>
        <draw:path draw:style-name="gr8" draw:text-style-name="P2" draw:layer="layout" svg:width="0.114cm" svg:height="0.342cm" svg:x="5.009cm" svg:y="11.694cm" svg:viewBox="0 0 115 343" svg:d="M0 0c46 0 89 49 107 128 17 74 7 159-25 215">
          <text:p/>
        </draw:path>
        <draw:line draw:style-name="gr8" draw:text-style-name="P2" draw:layer="layout" svg:x1="10.559cm" svg:y1="12.605cm" svg:x2="10.392cm" svg:y2="12.319cm">
          <text:p/>
        </draw:line>
        <draw:line draw:style-name="gr8" draw:text-style-name="P2" draw:layer="layout" svg:x1="10.397cm" svg:y1="12.319cm" svg:x2="9.108cm" svg:y2="14.549cm">
          <text:p/>
        </draw:line>
        <draw:line draw:style-name="gr8" draw:text-style-name="P2" draw:layer="layout" svg:x1="4.745cm" svg:y1="15.218cm" svg:x2="4.254cm" svg:y2="16.066cm">
          <text:p/>
        </draw:line>
        <draw:line draw:style-name="gr8" draw:text-style-name="P2" draw:layer="layout" svg:x1="9.13cm" svg:y1="17.162cm" svg:x2="8.639cm" svg:y2="18.01cm">
          <text:p/>
        </draw:line>
        <draw:line draw:style-name="gr8" draw:text-style-name="P2" draw:layer="layout" svg:x1="9.275cm" svg:y1="17.409cm" svg:x2="8.784cm" svg:y2="18.257cm">
          <text:p/>
        </draw:line>
        <draw:line draw:style-name="gr8" draw:text-style-name="P2" draw:layer="layout" svg:x1="11.191cm" svg:y1="17.409cm" svg:x2="10.699cm" svg:y2="18.257cm">
          <text:p/>
        </draw:line>
        <draw:line draw:style-name="gr8" draw:text-style-name="P2" draw:layer="layout" svg:x1="10.72cm" svg:y1="12.319cm" svg:x2="10.392cm" svg:y2="12.319cm">
          <text:p/>
        </draw:line>
        <draw:line draw:style-name="gr8" draw:text-style-name="P2" draw:layer="layout" svg:x1="11.211cm" svg:y1="12.319cm" svg:x2="10.72cm" svg:y2="12.319cm">
          <text:p/>
        </draw:line>
        <draw:line draw:style-name="gr8" draw:text-style-name="P2" draw:layer="layout" svg:x1="11.642cm" svg:y1="12.605cm" svg:x2="11.475cm" svg:y2="12.319cm">
          <text:p/>
        </draw:line>
        <draw:line draw:style-name="gr8" draw:text-style-name="P2" draw:layer="layout" svg:x1="5.274cm" svg:y1="11.331cm" svg:x2="4.988cm" svg:y2="11.331cm">
          <text:p/>
        </draw:line>
        <draw:line draw:style-name="gr8" draw:text-style-name="P2" draw:layer="layout" svg:x1="5.478cm" svg:y1="11.684cm" svg:x2="5.192cm" svg:y2="11.684cm">
          <text:p/>
        </draw:line>
        <draw:line draw:style-name="gr8" draw:text-style-name="P2" draw:layer="layout" svg:x1="9.302cm" svg:y1="14.209cm" svg:x2="9.242cm" svg:y2="14.209cm">
          <text:p/>
        </draw:line>
        <draw:line draw:style-name="gr8" draw:text-style-name="P2" draw:layer="layout" svg:x1="2.414cm" svg:y1="12.671cm" svg:x2="2.25cm" svg:y2="12.955cm">
          <text:p/>
        </draw:line>
        <draw:line draw:style-name="gr8" draw:text-style-name="P2" draw:layer="layout" svg:x1="2.904cm" svg:y1="11.821cm" svg:x2="2.413cm" svg:y2="12.672cm">
          <text:p/>
        </draw:line>
        <draw:path draw:style-name="gr1" draw:text-style-name="P1" draw:layer="layout" svg:width="7.497cm" svg:height="6.498cm" svg:x="17.684cm" svg:y="2.374cm" svg:viewBox="0 0 7498 6499" svg:d="M7498 6499v-399-1203-197l-2099-4700h-1323v4897h-78-2099v-1365l-49-4v-3 3 4-4-179h-349v176 3c0 4 0 4 0 8 0 3 0 7 0 10v7c0 7 0 11 0 14 0 4 0 11 0 14 0 7 0 11 0 18s0 14 0 18c0 7 0 14 0 21s0 14 0 21 0 14 0 21c0 14 0 28 0 46 0 14 0 32 0 49v1122h-1000-501v1203 399h3998 2350 42z">
          <text:p/>
        </draw:path>
        <draw:polygon draw:style-name="gr7" draw:text-style-name="P2" draw:layer="layout" svg:width="0cm" svg:height="0cm" svg:x="21.48cm" svg:y="5.623cm" svg:viewBox="0 0 0 0" draw:points="0,0">
          <text:p/>
        </draw:polygon>
        <draw:polygon draw:style-name="gr1" draw:text-style-name="P1" draw:layer="layout" svg:width="3.426cm" svg:height="4.896cm" svg:x="21.755cm" svg:y="2.374cm" svg:viewBox="0 0 3427 4897" draw:points="3427,4700 3427,4897 2277,4897 0,4897 0,0 1328,0">
          <text:p/>
        </draw:polygon>
        <draw:polygon draw:style-name="gr7" draw:text-style-name="P2" draw:layer="layout" svg:width="0cm" svg:height="0cm" svg:x="21.48cm" svg:y="5.623cm" svg:viewBox="0 0 0 0" draw:points="0,0">
          <text:p/>
        </draw:polygon>
        <draw:polygon draw:style-name="gr1" draw:text-style-name="P1" draw:layer="layout" svg:width="3.997cm" svg:height="1.203cm" svg:x="17.684cm" svg:y="7.27cm" svg:viewBox="0 0 3998 1204" draw:points="3998,0 3998,1204 0,1204 0,0 502,0 1501,0 1850,0 1899,0">
          <text:p/>
        </draw:polygon>
        <draw:polygon draw:style-name="gr7" draw:text-style-name="P2" draw:layer="layout" svg:width="0cm" svg:height="0cm" svg:x="21.48cm" svg:y="5.623cm" svg:viewBox="0 0 0 0" draw:points="0,0">
          <text:p/>
        </draw:polygon>
        <draw:path draw:style-name="gr1" draw:text-style-name="P1" draw:layer="layout" svg:width="2.35cm" svg:height="1.203cm" svg:x="21.681cm" svg:y="7.27cm" svg:viewBox="0 0 2351 1204" svg:d="M2351 0v1204l-50-3v3c0 0 0-3 0-7 0 4 0 7 0 7h-649l649-3-797 3h148-1401 1253-1504 251l-251-1204v1204l74-1204h-74 2351-2277z">
          <text:p/>
        </draw:path>
        <draw:polygon draw:style-name="gr7" draw:text-style-name="P2" draw:layer="layout" svg:width="0cm" svg:height="0cm" svg:x="21.48cm" svg:y="5.623cm" svg:viewBox="0 0 0 0" draw:points="0,0">
          <text:p/>
        </draw:polygon>
        <draw:polygon draw:style-name="gr1" draw:text-style-name="P1" draw:layer="layout" svg:width="3.997cm" svg:height="0.402cm" svg:x="17.684cm" svg:y="8.47cm" svg:viewBox="0 0 3998 403" draw:points="3998,403 3998,0 0,0 0,403">
          <text:p/>
        </draw:polygon>
        <draw:polygon draw:style-name="gr7" draw:text-style-name="P2" draw:layer="layout" svg:width="0cm" svg:height="0cm" svg:x="21.48cm" svg:y="5.623cm" svg:viewBox="0 0 0 0" draw:points="0,0">
          <text:p/>
        </draw:polygon>
        <draw:polygon draw:style-name="gr1" draw:text-style-name="P1" draw:layer="layout" svg:width="1.15cm" svg:height="1.203cm" svg:x="24.031cm" svg:y="7.27cm" svg:viewBox="0 0 1151 1204" draw:points="1151,0 1151,1204 0,1204 0,0">
          <text:p/>
        </draw:polygon>
        <draw:polygon draw:style-name="gr7" draw:text-style-name="P2" draw:layer="layout" svg:width="0cm" svg:height="0cm" svg:x="21.48cm" svg:y="5.623cm" svg:viewBox="0 0 0 0" draw:points="0,0">
          <text:p/>
        </draw:polygon>
        <draw:polygon draw:style-name="gr1" draw:text-style-name="P1" draw:layer="layout" svg:width="2.35cm" svg:height="0.402cm" svg:x="21.681cm" svg:y="8.47cm" svg:viewBox="0 0 2351 403" draw:points="2351,403 2351,0 2301,0 1652,0 1504,0 251,0 0,0 0,403">
          <text:p/>
        </draw:polygon>
        <draw:polygon draw:style-name="gr7" draw:text-style-name="P2" draw:layer="layout" svg:width="0cm" svg:height="0cm" svg:x="21.48cm" svg:y="5.623cm" svg:viewBox="0 0 0 0" draw:points="0,0">
          <text:p/>
        </draw:polygon>
        <draw:polygon draw:style-name="gr1" draw:text-style-name="P1" draw:layer="layout" svg:width="1.15cm" svg:height="0.402cm" svg:x="24.031cm" svg:y="8.47cm" svg:viewBox="0 0 1151 403" draw:points="1151,403 1151,0 0,0 0,403 42,403">
          <text:p/>
        </draw:polygon>
        <draw:polygon draw:style-name="gr7" draw:text-style-name="P2" draw:layer="layout" svg:width="0cm" svg:height="0cm" svg:x="21.48cm" svg:y="5.623cm" svg:viewBox="0 0 0 0" draw:points="0,0">
          <text:p/>
        </draw:polygon>
        <draw:path draw:style-name="gr1" draw:text-style-name="P1" draw:layer="layout" svg:width="0.349cm" svg:height="1.125cm" svg:x="19.184cm" svg:y="6.145cm" svg:viewBox="0 0 350 1126" svg:d="M350 1126v-973-4-3c0-4 0-4 0-8 0-3 0-3 0-7 0-3 0-7 0-10 0-4 0-7 0-11 0-3 0-7 0-10 0-4 0-11 0-14 0-4 0-11 0-15 0-7 0-10 0-17 0-12 0-22 0-33 0-7 0-14 0-21h-350v1126z">
          <text:p/>
        </draw:path>
        <draw:polygon draw:style-name="gr7" draw:text-style-name="P2" draw:layer="layout" svg:width="0cm" svg:height="0cm" svg:x="21.48cm" svg:y="5.623cm" svg:viewBox="0 0 0 0" draw:points="0,0">
          <text:p/>
        </draw:polygon>
        <draw:path draw:style-name="gr9" draw:text-style-name="P1" draw:layer="layout" svg:width="0.554cm" svg:height="0.551cm" svg:x="22.08cm" svg:y="2.698cm" svg:viewBox="0 0 555 552" svg:d="M555 275c0 153-124 277-276 277-156 0-279-124-279-277 0-151 123-275 279-275 152 0 276 124 276 275z">
          <text:p/>
        </draw:path>
        <draw:polygon draw:style-name="gr7" draw:text-style-name="P2" draw:layer="layout" svg:width="0cm" svg:height="0cm" svg:x="21.48cm" svg:y="5.623cm" svg:viewBox="0 0 0 0" draw:points="0,0">
          <text:p/>
        </draw:polygon>
        <draw:path draw:style-name="gr1" draw:text-style-name="P1" draw:layer="layout" svg:width="0.349cm" svg:height="0.426cm" svg:x="19.184cm" svg:y="5.722cm" svg:viewBox="0 0 350 427" svg:d="M350 427v-49c0-25 0-46 0-67 0-7 0-14 0-21s0-14 0-21c0-4 0-11 0-18s0-11 0-18c0-3 0-10 0-14 0-3 0-7 0-14v-7c0-3 0-7 0-10 0-4 0-4 0-4v-4-3 3-180h-350v177 3c0 4 0 4 0 8 0 3 0 7 0 10v7c0 7 0 11 0 14 0 4 0 11 0 14 0 7 0 11 0 18s0 14 0 18c0 7 0 14 0 21s0 14 0 21 0 14 0 21c0 14 0 28 0 46 0 14 0 32 0 49z">
          <text:p/>
        </draw:path>
        <draw:polygon draw:style-name="gr7" draw:text-style-name="P2" draw:layer="layout" svg:width="0cm" svg:height="0cm" svg:x="21.48cm" svg:y="5.623cm" svg:viewBox="0 0 0 0" draw:points="0,0">
          <text:p/>
        </draw:polygon>
        <draw:path draw:style-name="gr1" draw:text-style-name="P1" draw:layer="layout" svg:width="0.049cm" svg:height="1.369cm" svg:x="19.533cm" svg:y="5.901cm" svg:viewBox="0 0 50 1370" svg:d="M50 1370v-1370h-50c0 4 0 4 0 8 0 3 0 3 0 7 0 3 0 7 0 10 0 7 0 11 0 14 0 4 0 11 0 14 0 7 0 11 0 18s0 11 0 18 0 14 0 21 0 14 0 21c0 21 0 42 0 64v49c0 7 0 15 0 22 0 11 0 21 0 32 0 7 0 10 0 17 0 4 0 11 0 15 0 3 0 10 0 14 0 3 0 7 0 10 0 4 0 7 0 11 0 3 0 7 0 10 0 4 0 4 0 7 0 4 0 4 0 8v3 4 973z">
          <text:p/>
        </draw:path>
        <draw:polygon draw:style-name="gr7" draw:text-style-name="P2" draw:layer="layout" svg:width="0cm" svg:height="0cm" svg:x="21.48cm" svg:y="5.623cm" svg:viewBox="0 0 0 0" draw:points="0,0">
          <text:p/>
        </draw:polygon>
        <draw:line draw:style-name="gr8" draw:text-style-name="P2" draw:layer="layout" svg:x1="23.981cm" svg:y1="8.47cm" svg:x2="21.932cm" svg:y2="8.47cm">
          <text:p/>
        </draw:line>
        <draw:line draw:style-name="gr8" draw:text-style-name="P2" draw:layer="layout" svg:x1="23.332cm" svg:y1="8.47cm" svg:x2="23.181cm" svg:y2="8.47cm">
          <text:p/>
        </draw:line>
        <draw:line draw:style-name="gr8" draw:text-style-name="P2" draw:layer="layout" svg:x1="23.981cm" svg:y1="8.47cm" svg:x2="23.981cm" svg:y2="8.466cm">
          <text:p/>
        </draw:line>
        <draw:polyline draw:style-name="gr8" draw:text-style-name="P2" draw:layer="layout" svg:width="1.149cm" svg:height="0cm" svg:x="24.031cm" svg:y="8.868cm" svg:viewBox="0 0 1150 0" draw:points="0,0 141,0 275,0 402,0 522,0 638,0 741,0 832,0 913,0 984,0 1044,0 1090,0 1122,0 1143,0 1150,0">
          <text:p/>
        </draw:polyline>
        <draw:line draw:style-name="gr8" draw:text-style-name="P2" draw:layer="layout" svg:x1="25.181cm" svg:y1="8.868cm" svg:x2="24.031cm" svg:y2="8.868cm">
          <text:p/>
        </draw:line>
        <draw:line draw:style-name="gr8" draw:text-style-name="P2" draw:layer="layout" svg:x1="21.681cm" svg:y1="8.868cm" svg:x2="17.684cm" svg:y2="8.868cm">
          <text:p/>
        </draw:line>
        <draw:line draw:style-name="gr8" draw:text-style-name="P2" draw:layer="layout" svg:x1="24.031cm" svg:y1="8.868cm" svg:x2="21.681cm" svg:y2="8.868cm">
          <text:p/>
        </draw:line>
        <draw:line draw:style-name="gr8" draw:text-style-name="P2" draw:layer="layout" svg:x1="24.031cm" svg:y1="8.868cm" svg:x2="24.073cm" svg:y2="8.868cm">
          <text:p/>
        </draw:line>
        <draw:line draw:style-name="gr8" draw:text-style-name="P2" draw:layer="layout" svg:x1="19.582cm" svg:y1="7.27cm" svg:x2="21.681cm" svg:y2="7.27cm">
          <text:p/>
        </draw:line>
        <draw:line draw:style-name="gr8" draw:text-style-name="P2" draw:layer="layout" svg:x1="19.184cm" svg:y1="7.27cm" svg:x2="19.533cm" svg:y2="7.27cm">
          <text:p/>
        </draw:line>
        <draw:polyline draw:style-name="gr8" draw:text-style-name="P2" draw:layer="layout" svg:width="0.5cm" svg:height="0cm" svg:x="17.684cm" svg:y="7.27cm" svg:viewBox="0 0 501 0" draw:points="501,0 445,0 388,0 335,0 282,0 233,0 187,0 145,0 110,0 78,0 50,0 28,0 11,0 4,0 0,0">
          <text:p/>
        </draw:polyline>
        <draw:line draw:style-name="gr8" draw:text-style-name="P2" draw:layer="layout" svg:x1="21.681cm" svg:y1="7.27cm" svg:x2="17.684cm" svg:y2="7.27cm">
          <text:p/>
        </draw:line>
        <draw:line draw:style-name="gr8" draw:text-style-name="P2" draw:layer="layout" svg:x1="24.031cm" svg:y1="7.27cm" svg:x2="21.681cm" svg:y2="7.27cm">
          <text:p/>
        </draw:line>
        <draw:line draw:style-name="gr8" draw:text-style-name="P2" draw:layer="layout" svg:x1="25.181cm" svg:y1="7.27cm" svg:x2="24.031cm" svg:y2="7.27cm">
          <text:p/>
        </draw:line>
        <draw:line draw:style-name="gr8" draw:text-style-name="P2" draw:layer="layout" svg:x1="21.755cm" svg:y1="2.374cm" svg:x2="23.082cm" svg:y2="2.374cm">
          <text:p/>
        </draw:line>
        <draw:line draw:style-name="gr8" draw:text-style-name="P2" draw:layer="layout" svg:x1="21.755cm" svg:y1="2.374cm" svg:x2="21.755cm" svg:y2="7.27cm">
          <text:p/>
        </draw:line>
        <draw:line draw:style-name="gr8" draw:text-style-name="P2" draw:layer="layout" svg:x1="25.182cm" svg:y1="7.074cm" svg:x2="23.082cm" svg:y2="2.374cm">
          <text:p/>
        </draw:line>
        <draw:line draw:style-name="gr8" draw:text-style-name="P2" draw:layer="layout" svg:x1="25.181cm" svg:y1="7.069cm" svg:x2="25.181cm" svg:y2="7.27cm">
          <text:p/>
        </draw:line>
        <draw:line draw:style-name="gr8" draw:text-style-name="P2" draw:layer="layout" svg:x1="19.533cm" svg:y1="7.27cm" svg:x2="19.533cm" svg:y2="6.145cm">
          <text:p/>
        </draw:line>
        <draw:line draw:style-name="gr8" draw:text-style-name="P2" draw:layer="layout" svg:x1="19.533cm" svg:y1="6.145cm" svg:x2="19.533cm" svg:y2="5.722cm">
          <text:p/>
        </draw:line>
        <draw:path draw:style-name="gr8" draw:text-style-name="P2" draw:layer="layout" svg:width="0cm" svg:height="0.151cm" svg:x="19.533cm" svg:y="6.145cm" svg:viewBox="0 0 0 152" svg:d="M0 0c0 7 0 14 0 21 0 11 0 21 0 32 0 7 0 10 0 14 0 7 0 11 0 18 0 3 0 7 0 14 0 3 0 7 0 10 0 4 0 7 0 11 0 3 0 7 0 10 0 0 0 4 0 7 0 4 0 4 0 8v3 4">
          <text:p/>
        </draw:path>
        <draw:path draw:style-name="gr8" draw:text-style-name="P2" draw:layer="layout" svg:width="0cm" svg:height="0.197cm" svg:x="19.533cm" svg:y="5.898cm" svg:viewBox="0 0 0 198" svg:d="M0 0v3c0 4 0 4 0 8 0 3 0 3 0 7 0 3 0 7 0 10 0 7 0 11 0 14 0 4 0 11 0 14 0 7 0 11 0 18s0 11 0 18 0 14 0 21 0 14 0 21 0 14 0 21c0 14 0 28 0 43">
          <text:p/>
        </draw:path>
        <draw:line draw:style-name="gr8" draw:text-style-name="P2" draw:layer="layout" svg:x1="17.684cm" svg:y1="8.47cm" svg:x2="17.684cm" svg:y2="8.868cm">
          <text:p/>
        </draw:line>
        <draw:line draw:style-name="gr8" draw:text-style-name="P2" draw:layer="layout" svg:x1="25.181cm" svg:y1="8.868cm" svg:x2="25.181cm" svg:y2="8.47cm">
          <text:p/>
        </draw:line>
        <draw:line draw:style-name="gr8" draw:text-style-name="P2" draw:layer="layout" svg:x1="17.684cm" svg:y1="8.868cm" svg:x2="17.684cm" svg:y2="8.47cm">
          <text:p/>
        </draw:line>
        <draw:line draw:style-name="gr8" draw:text-style-name="P2" draw:layer="layout" svg:x1="24.031cm" svg:y1="8.868cm" svg:x2="24.031cm" svg:y2="8.47cm">
          <text:p/>
        </draw:line>
        <draw:line draw:style-name="gr8" draw:text-style-name="P2" draw:layer="layout" svg:x1="24.031cm" svg:y1="8.47cm" svg:x2="25.181cm" svg:y2="8.47cm">
          <text:p/>
        </draw:line>
        <draw:line draw:style-name="gr8" draw:text-style-name="P2" draw:layer="layout" svg:x1="17.684cm" svg:y1="8.47cm" svg:x2="21.681cm" svg:y2="8.47cm">
          <text:p/>
        </draw:line>
        <draw:line draw:style-name="gr8" draw:text-style-name="P2" draw:layer="layout" svg:x1="21.681cm" svg:y1="8.868cm" svg:x2="21.681cm" svg:y2="8.47cm">
          <text:p/>
        </draw:line>
        <draw:line draw:style-name="gr8" draw:text-style-name="P2" draw:layer="layout" svg:x1="21.681cm" svg:y1="8.868cm" svg:x2="21.681cm" svg:y2="8.47cm">
          <text:p/>
        </draw:line>
        <draw:line draw:style-name="gr8" draw:text-style-name="P2" draw:layer="layout" svg:x1="21.681cm" svg:y1="8.47cm" svg:x2="24.031cm" svg:y2="8.47cm">
          <text:p/>
        </draw:line>
        <draw:line draw:style-name="gr8" draw:text-style-name="P2" draw:layer="layout" svg:x1="25.181cm" svg:y1="7.27cm" svg:x2="25.181cm" svg:y2="8.47cm">
          <text:p/>
        </draw:line>
        <draw:line draw:style-name="gr8" draw:text-style-name="P2" draw:layer="layout" svg:x1="19.582cm" svg:y1="7.27cm" svg:x2="19.582cm" svg:y2="5.901cm">
          <text:p/>
        </draw:line>
        <draw:line draw:style-name="gr8" draw:text-style-name="P2" draw:layer="layout" svg:x1="25.181cm" svg:y1="7.27cm" svg:x2="25.181cm" svg:y2="8.47cm">
          <text:p/>
        </draw:line>
        <draw:line draw:style-name="gr8" draw:text-style-name="P2" draw:layer="layout" svg:x1="19.533cm" svg:y1="5.901cm" svg:x2="19.582cm" svg:y2="5.901cm">
          <text:p/>
        </draw:line>
        <draw:line draw:style-name="gr8" draw:text-style-name="P2" draw:layer="layout" svg:x1="19.184cm" svg:y1="6.145cm" svg:x2="19.184cm" svg:y2="7.27cm">
          <text:p/>
        </draw:line>
        <draw:line draw:style-name="gr8" draw:text-style-name="P2" draw:layer="layout" svg:x1="19.533cm" svg:y1="6.145cm" svg:x2="19.184cm" svg:y2="6.145cm">
          <text:p/>
        </draw:line>
        <draw:line draw:style-name="gr8" draw:text-style-name="P2" draw:layer="layout" svg:x1="19.184cm" svg:y1="5.722cm" svg:x2="19.184cm" svg:y2="6.145cm">
          <text:p/>
        </draw:line>
        <draw:path draw:style-name="gr8" draw:text-style-name="P2" draw:layer="layout" svg:width="0cm" svg:height="0.048cm" svg:x="19.184cm" svg:y="6.096cm" svg:viewBox="0 0 0 49" svg:d="M0 0c0 17 0 35 0 49">
          <text:p/>
        </draw:path>
        <draw:path draw:style-name="gr8" draw:text-style-name="P2" draw:layer="layout" svg:width="0cm" svg:height="0.197cm" svg:x="19.184cm" svg:y="5.898cm" svg:viewBox="0 0 0 198" svg:d="M0 0v3c0 4 0 4 0 8 0 3 0 3 0 7 0 3 0 7 0 10 0 7 0 11 0 14 0 4 0 11 0 14 0 7 0 11 0 18s0 11 0 18 0 14 0 21 0 14 0 21 0 14 0 21c0 14 0 28 0 43">
          <text:p/>
        </draw:path>
        <draw:line draw:style-name="gr8" draw:text-style-name="P2" draw:layer="layout" svg:x1="17.684cm" svg:y1="7.27cm" svg:x2="17.684cm" svg:y2="8.47cm">
          <text:p/>
        </draw:line>
        <draw:line draw:style-name="gr8" draw:text-style-name="P2" draw:layer="layout" svg:x1="17.684cm" svg:y1="7.27cm" svg:x2="17.684cm" svg:y2="8.47cm">
          <text:p/>
        </draw:line>
        <draw:line draw:style-name="gr8" draw:text-style-name="P2" draw:layer="layout" svg:x1="21.681cm" svg:y1="7.27cm" svg:x2="21.681cm" svg:y2="8.47cm">
          <text:p/>
        </draw:line>
        <draw:line draw:style-name="gr8" draw:text-style-name="P2" draw:layer="layout" svg:x1="24.031cm" svg:y1="7.27cm" svg:x2="24.031cm" svg:y2="8.47cm">
          <text:p/>
        </draw:line>
        <draw:line draw:style-name="gr8" draw:text-style-name="P2" draw:layer="layout" svg:x1="19.533cm" svg:y1="5.722cm" svg:x2="19.184cm" svg:y2="5.722cm">
          <text:p/>
        </draw:line>
        <draw:polygon draw:style-name="gr7" draw:text-style-name="P2" draw:layer="layout" svg:width="0cm" svg:height="0cm" svg:x="21.48cm" svg:y="5.623cm" svg:viewBox="0 0 0 0" draw:points="0,0">
          <text:p/>
        </draw:polygon>
        <draw:polyline draw:style-name="gr10" draw:text-style-name="P2" draw:layer="layout" svg:width="1.425cm" svg:height="7.235cm" svg:x="22.408cm" svg:y="3.242cm" svg:viewBox="0 0 1426 7236" draw:points="924,7236 1426,7236 0,0">
          <text:p/>
        </draw:polyline>
        <draw:polygon draw:style-name="gr3" draw:text-style-name="P3" draw:layer="layout" svg:width="0.18cm" svg:height="0.508cm" svg:x="22.408cm" svg:y="3.242cm" svg:viewBox="0 0 181 509" draw:points="0,0 18,509 181,477">
          <text:p/>
        </draw:polygon>
        <draw:polygon draw:style-name="gr11" draw:text-style-name="P2" draw:layer="layout" svg:width="0.18cm" svg:height="0.508cm" svg:x="22.408cm" svg:y="3.242cm" svg:viewBox="0 0 181 509" draw:points="0,0 18,509 181,477">
          <text:p/>
        </draw:polygon>
        <draw:path draw:style-name="gr1" draw:text-style-name="P1" draw:layer="layout" svg:width="9.414cm" svg:height="7.211cm" svg:x="1.596cm" svg:y="1.594cm" svg:viewBox="0 0 9415 7212" svg:d="M9210 4594l205-3324-163-282h-264-491-328l-599 1045-254-442c-385-663-1316-1203-2085-1203h-1976v-35l-209-353h-282l-1002 318-39 70h-818c-106 0-191 39-230 102-35 67-28 159 25 251l1817 3148-490 850-1814-3148 1814 3148-163 282-1817-3148 1817 3148 4390 1944 141 247h1919l162-282 491-851h-1919l-142-247-4389-1943-1817-3148c-53-92-60-184-25-251l-490 851-162 282c-39 67-28 155 24 250-52-95-63-183-24-250l162-282 490-851c39-63 124-102 230-102h818l815 1415h286l32 53 837 1451h1876 448l-91 158 409 706-162 282 162 286h60l653 1129 63 106h81l-60-106h939 652 81l-652-1129h977l32 53-194 1287 194-1287-32-53z">
          <text:p/>
        </draw:path>
        <draw:polygon draw:style-name="gr7" draw:text-style-name="P2" draw:layer="layout" svg:width="0cm" svg:height="0cm" svg:x="7.715cm" svg:y="4.677cm" svg:viewBox="0 0 0 0" draw:points="0,0">
          <text:p/>
        </draw:polygon>
        <draw:polygon draw:style-name="gr1" draw:text-style-name="P1" draw:layer="layout" svg:width="3.08cm" svg:height="3.468cm" svg:x="7.93cm" svg:y="2.864cm" svg:viewBox="0 0 3081 3469" draw:points="2876,3324 3081,0 2000,0 0,3469 60,3469 141,3469 1813,3469 2794,3469">
          <text:p/>
        </draw:polygon>
        <draw:polygon draw:style-name="gr7" draw:text-style-name="P2" draw:layer="layout" svg:width="0cm" svg:height="0cm" svg:x="7.715cm" svg:y="4.677cm" svg:viewBox="0 0 0 0" draw:points="0,0">
          <text:p/>
        </draw:polygon>
        <draw:path draw:style-name="gr1" draw:text-style-name="P1" draw:layer="layout" svg:width="4.315cm" svg:height="2.484cm" svg:x="4.85cm" svg:y="1.982cm" svg:viewBox="0 0 4316 2485" svg:d="M28 617l-28-617h1977c769 0 1700 540 2085 1203l254 441-484 841-324-7h-469l-1069-1861z">
          <text:p/>
        </draw:path>
        <draw:polygon draw:style-name="gr7" draw:text-style-name="P2" draw:layer="layout" svg:width="0cm" svg:height="0cm" svg:x="7.715cm" svg:y="4.677cm" svg:viewBox="0 0 0 0" draw:points="0,0">
          <text:p/>
        </draw:polygon>
        <draw:polygon draw:style-name="gr1" draw:text-style-name="P1" draw:layer="layout" svg:width="4.878cm" svg:height="2.79cm" svg:x="3.623cm" svg:y="5.482cm" svg:viewBox="0 0 4879 2791" draw:points="4879,1944 4389,2791 0,846 490,0">
          <text:p/>
        </draw:polygon>
        <draw:polygon draw:style-name="gr7" draw:text-style-name="P2" draw:layer="layout" svg:width="0cm" svg:height="0cm" svg:x="7.715cm" svg:y="4.677cm" svg:viewBox="0 0 0 0" draw:points="0,0">
          <text:p/>
        </draw:polygon>
        <draw:polygon draw:style-name="gr1" draw:text-style-name="P1" draw:layer="layout" svg:width="2.712cm" svg:height="1.45cm" svg:x="4.452cm" svg:y="3.45cm" svg:viewBox="0 0 2713 1451" draw:points="2368,851 2713,1451 836,1451 0,0 38,0 215,0 1873,0 2336,798">
          <text:p/>
        </draw:polygon>
        <draw:polygon draw:style-name="gr7" draw:text-style-name="P2" draw:layer="layout" svg:width="0cm" svg:height="0cm" svg:x="7.715cm" svg:y="4.677cm" svg:viewBox="0 0 0 0" draw:points="0,0">
          <text:p/>
        </draw:polygon>
        <draw:polygon draw:style-name="gr1" draw:text-style-name="P1" draw:layer="layout" svg:width="1.563cm" svg:height="2.301cm" svg:x="6.325cm" svg:y="2.599cm" svg:viewBox="0 0 1564 2302" draw:points="490,0 1564,1861 1546,1861 1288,2302 840,2302 490,1702 462,1649 0,852">
          <text:p/>
        </draw:polygon>
        <draw:polygon draw:style-name="gr7" draw:text-style-name="P2" draw:layer="layout" svg:width="0cm" svg:height="0cm" svg:x="7.715cm" svg:y="4.677cm" svg:viewBox="0 0 0 0" draw:points="0,0">
          <text:p/>
        </draw:polygon>
        <draw:polygon draw:style-name="gr1" draw:text-style-name="P1" draw:layer="layout" svg:width="2.399cm" svg:height="0.851cm" svg:x="4.42cm" svg:y="2.599cm" svg:viewBox="0 0 2400 852" draw:points="32,852 0,799 458,0 2400,0 1909,852 247,852 70,852">
          <text:p/>
        </draw:polygon>
        <draw:polygon draw:style-name="gr7" draw:text-style-name="P2" draw:layer="layout" svg:width="0cm" svg:height="0cm" svg:x="7.715cm" svg:y="4.677cm" svg:viewBox="0 0 0 0" draw:points="0,0">
          <text:p/>
        </draw:polygon>
        <draw:polygon draw:style-name="gr1" draw:text-style-name="P1" draw:layer="layout" svg:width="2.41cm" svg:height="0.851cm" svg:x="8.152cm" svg:y="7.672cm" svg:viewBox="0 0 2411 852" draw:points="2411,0 1920,852 0,852 492,0">
          <text:p/>
        </draw:polygon>
        <draw:polygon draw:style-name="gr7" draw:text-style-name="P2" draw:layer="layout" svg:width="0cm" svg:height="0cm" svg:x="7.715cm" svg:y="4.677cm" svg:viewBox="0 0 0 0" draw:points="0,0">
          <text:p/>
        </draw:polygon>
        <draw:polygon draw:style-name="gr1" draw:text-style-name="P1" draw:layer="layout" svg:width="4.551cm" svg:height="2.23cm" svg:x="3.46cm" svg:y="6.328cm" svg:viewBox="0 0 4552 2231" draw:points="4390,2231 4552,1945 163,0 0,283">
          <text:p/>
        </draw:polygon>
        <draw:polygon draw:style-name="gr7" draw:text-style-name="P2" draw:layer="layout" svg:width="0cm" svg:height="0cm" svg:x="7.715cm" svg:y="4.677cm" svg:viewBox="0 0 0 0" draw:points="0,0">
          <text:p/>
        </draw:polygon>
        <draw:polygon draw:style-name="gr1" draw:text-style-name="P1" draw:layer="layout" svg:width="1.553cm" svg:height="1.059cm" svg:x="8.113cm" svg:y="6.402cm" svg:viewBox="0 0 1554 1060" draw:points="1554,0 1554,1060 615,1060 0,0">
          <text:p/>
        </draw:polygon>
        <draw:polygon draw:style-name="gr7" draw:text-style-name="P2" draw:layer="layout" svg:width="0cm" svg:height="0cm" svg:x="7.715cm" svg:y="4.677cm" svg:viewBox="0 0 0 0" draw:points="0,0">
          <text:p/>
        </draw:polygon>
        <draw:polygon draw:style-name="gr1" draw:text-style-name="P1" draw:layer="layout" svg:width="1.274cm" svg:height="1.803cm" svg:x="3.319cm" svg:y="1.594cm" svg:viewBox="0 0 1275 1804" draw:points="39,318 1041,0 1246,353 1275,1005 815,1804 0,388">
          <text:p/>
        </draw:polygon>
        <draw:polygon draw:style-name="gr7" draw:text-style-name="P2" draw:layer="layout" svg:width="0cm" svg:height="0cm" svg:x="7.715cm" svg:y="4.677cm" svg:viewBox="0 0 0 0" draw:points="0,0">
          <text:p/>
        </draw:polygon>
        <draw:polygon draw:style-name="gr1" draw:text-style-name="P1" draw:layer="layout" svg:width="2.166cm" svg:height="3.75cm" svg:x="7.764cm" svg:y="2.582cm" svg:viewBox="0 0 2167 3751" draw:points="2167,282 2001,0 1401,1044 914,1880 910,1891 879,1944 716,2226 642,2356 586,2455 166,3183 0,3465 166,3751">
          <text:p/>
        </draw:polygon>
        <draw:polygon draw:style-name="gr7" draw:text-style-name="P2" draw:layer="layout" svg:width="0cm" svg:height="0cm" svg:x="7.715cm" svg:y="4.677cm" svg:viewBox="0 0 0 0" draw:points="0,0">
          <text:p/>
        </draw:polygon>
        <draw:path draw:style-name="gr1" draw:text-style-name="P1" draw:layer="layout" svg:width="1.122cm" svg:height="1.309cm" svg:x="7.521cm" svg:y="4.455cm" svg:viewBox="0 0 1123 1310" svg:d="M1123 71l-29-53-749-18-254 446-91 158 409 706 420-727c-14 11-32 18-50 18-63 0-116-88-116-201 0-110 53-198 116-198 39 0 78 32 99 92 22 56 26 127 7 190l75-127z">
          <text:p/>
        </draw:path>
        <draw:polygon draw:style-name="gr7" draw:text-style-name="P2" draw:layer="layout" svg:width="0cm" svg:height="0cm" svg:x="7.715cm" svg:y="4.677cm" svg:viewBox="0 0 0 0" draw:points="0,0">
          <text:p/>
        </draw:polygon>
        <draw:polygon draw:style-name="gr1" draw:text-style-name="P1" draw:layer="layout" svg:width="2.081cm" svg:height="0.286cm" svg:x="7.99cm" svg:y="8.519cm" svg:viewBox="0 0 2082 287" draw:points="1920,287 2082,0 162,0 0,287">
          <text:p/>
        </draw:polygon>
        <draw:polygon draw:style-name="gr7" draw:text-style-name="P2" draw:layer="layout" svg:width="0cm" svg:height="0cm" svg:x="7.715cm" svg:y="4.677cm" svg:viewBox="0 0 0 0" draw:points="0,0">
          <text:p/>
        </draw:polygon>
        <draw:polygon draw:style-name="gr1" draw:text-style-name="P1" draw:layer="layout" svg:width="0.652cm" svg:height="1.059cm" svg:x="9.666cm" svg:y="6.402cm" svg:viewBox="0 0 653 1060" draw:points="653,1060 38,0 0,0 0,1060">
          <text:p/>
        </draw:polygon>
        <draw:polygon draw:style-name="gr7" draw:text-style-name="P2" draw:layer="layout" svg:width="0cm" svg:height="0cm" svg:x="7.715cm" svg:y="4.677cm" svg:viewBox="0 0 0 0" draw:points="0,0">
          <text:p/>
        </draw:polygon>
        <draw:polygon draw:style-name="gr1" draw:text-style-name="P1" draw:layer="layout" svg:width="1.246cm" svg:height="0.286cm" svg:x="9.764cm" svg:y="2.582cm" svg:viewBox="0 0 1247 287" draw:points="166,287 1247,287 1084,0 820,0 328,0 0,0">
          <text:p/>
        </draw:polygon>
        <draw:polygon draw:style-name="gr7" draw:text-style-name="P2" draw:layer="layout" svg:width="0cm" svg:height="0cm" svg:x="7.715cm" svg:y="4.677cm" svg:viewBox="0 0 0 0" draw:points="0,0">
          <text:p/>
        </draw:polygon>
        <draw:path draw:style-name="gr1" draw:text-style-name="P1" draw:layer="layout" svg:width="0.604cm" svg:height="0.575cm" svg:x="11.046cm" svg:y="5.03cm" svg:viewBox="0 0 605 576" svg:d="M593 244l-22-36c-10-21-31-35-56-46l-21-35c0-14-4-28-11-39l-21-35c-39-71-173-71-296 0-128 71-195 187-153 261l21 32c4 14 14 25 28 32l22 35c-4 29 0 50 10 71l22 36c22 35 64 56 124 56 92 0 201-46 279-120 77-75 105-156 74-212z">
          <text:p/>
        </draw:path>
        <draw:polygon draw:style-name="gr7" draw:text-style-name="P2" draw:layer="layout" svg:width="0cm" svg:height="0cm" svg:x="7.715cm" svg:y="4.677cm" svg:viewBox="0 0 0 0" draw:points="0,0">
          <text:p/>
        </draw:polygon>
        <draw:polygon draw:style-name="gr1" draw:text-style-name="P1" draw:layer="layout" svg:width="0.632cm" svg:height="1.098cm" svg:x="8.011cm" svg:y="7.425cm" svg:viewBox="0 0 633 1099" draw:points="633,247 487,0 0,848 141,1099">
          <text:p/>
        </draw:polygon>
        <draw:polygon draw:style-name="gr7" draw:text-style-name="P2" draw:layer="layout" svg:width="0cm" svg:height="0cm" svg:x="7.715cm" svg:y="4.677cm" svg:viewBox="0 0 0 0" draw:points="0,0">
          <text:p/>
        </draw:polygon>
        <draw:polygon draw:style-name="gr1" draw:text-style-name="P1" draw:layer="layout" svg:width="0.744cm" svg:height="0.798cm" svg:x="4.134cm" svg:y="2.599cm" svg:viewBox="0 0 745 799" draw:points="745,0 459,0 0,799 286,799">
          <text:p/>
        </draw:polygon>
        <draw:polygon draw:style-name="gr7" draw:text-style-name="P2" draw:layer="layout" svg:width="0cm" svg:height="0cm" svg:x="7.715cm" svg:y="4.677cm" svg:viewBox="0 0 0 0" draw:points="0,0">
          <text:p/>
        </draw:polygon>
        <draw:polygon draw:style-name="gr1" draw:text-style-name="P1" draw:layer="layout" svg:width="0.317cm" svg:height="0.656cm" svg:x="4.561cm" svg:y="1.947cm" svg:viewBox="0 0 318 657" draw:points="318,657 290,35 290,0 0,0 32,657">
          <text:p/>
        </draw:polygon>
        <draw:polygon draw:style-name="gr7" draw:text-style-name="P2" draw:layer="layout" svg:width="0cm" svg:height="0cm" svg:x="7.715cm" svg:y="4.677cm" svg:viewBox="0 0 0 0" draw:points="0,0">
          <text:p/>
        </draw:polygon>
        <draw:path draw:style-name="gr1" draw:text-style-name="P1" draw:layer="layout" svg:width="0.502cm" svg:height="0.392cm" svg:x="9.924cm" svg:y="3.095cm" svg:viewBox="0 0 503 393" svg:d="M491 58c-32-56-120-74-224-42-102 28-194 99-243 180-28 54-32 103-11 139 43 77 184 77 318 0 131-78 202-203 160-277z">
          <text:p/>
        </draw:path>
        <draw:polygon draw:style-name="gr7" draw:text-style-name="P2" draw:layer="layout" svg:width="0cm" svg:height="0cm" svg:x="7.715cm" svg:y="4.677cm" svg:viewBox="0 0 0 0" draw:points="0,0">
          <text:p/>
        </draw:polygon>
        <draw:path draw:style-name="gr1" draw:text-style-name="P1" draw:layer="layout" svg:width="0.505cm" svg:height="0.389cm" svg:x="11.146cm" svg:y="5.215cm" svg:viewBox="0 0 506 390" svg:d="M493 59c31 56 3 141-74 211-78 74-187 120-280 120-60 0-106-21-127-56-42-78 28-198 162-275 132-79 273-79 319 0z">
          <text:p/>
        </draw:path>
        <draw:polygon draw:style-name="gr7" draw:text-style-name="P2" draw:layer="layout" svg:width="0cm" svg:height="0cm" svg:x="7.715cm" svg:y="4.677cm" svg:viewBox="0 0 0 0" draw:points="0,0">
          <text:p/>
        </draw:polygon>
        <draw:polygon draw:style-name="gr1" draw:text-style-name="P1" draw:layer="layout" svg:width="1.676cm" svg:height="0.071cm" svg:x="8.071cm" svg:y="6.328cm" svg:viewBox="0 0 1677 72" draw:points="0,0 1677,0 1634,72 42,72">
          <text:p/>
        </draw:polygon>
        <draw:polygon draw:style-name="gr7" draw:text-style-name="P2" draw:layer="layout" svg:width="0cm" svg:height="0cm" svg:x="7.715cm" svg:y="4.677cm" svg:viewBox="0 0 0 0" draw:points="0,0">
          <text:p/>
        </draw:polygon>
        <draw:polygon draw:style-name="gr1" draw:text-style-name="P1" draw:layer="layout" svg:width="0.49cm" svg:height="0.353cm" svg:x="4.36cm" svg:y="1.594cm" svg:viewBox="0 0 491 354" draw:points="491,354 282,0 0,0 201,354">
          <text:p/>
        </draw:polygon>
        <draw:polygon draw:style-name="gr7" draw:text-style-name="P2" draw:layer="layout" svg:width="0cm" svg:height="0cm" svg:x="7.715cm" svg:y="4.677cm" svg:viewBox="0 0 0 0" draw:points="0,0">
          <text:p/>
        </draw:polygon>
        <draw:polygon draw:style-name="gr1" draw:text-style-name="P1" draw:layer="layout" svg:width="0.695cm" svg:height="1.133cm" svg:x="9.704cm" svg:y="6.328cm" svg:viewBox="0 0 696 1134" draw:points="39,0 696,1134 615,1134 0,74">
          <text:p/>
        </draw:polygon>
        <draw:polygon draw:style-name="gr7" draw:text-style-name="P2" draw:layer="layout" svg:width="0cm" svg:height="0cm" svg:x="7.715cm" svg:y="4.677cm" svg:viewBox="0 0 0 0" draw:points="0,0">
          <text:p/>
        </draw:polygon>
        <draw:polygon draw:style-name="gr1" draw:text-style-name="P1" draw:layer="layout" svg:width="0.307cm" svg:height="0.533cm" svg:x="7.849cm" svg:y="8.272cm" svg:viewBox="0 0 308 534" draw:points="141,534 0,282 162,0 308,247">
          <text:p/>
        </draw:polygon>
        <draw:polygon draw:style-name="gr7" draw:text-style-name="P2" draw:layer="layout" svg:width="0cm" svg:height="0cm" svg:x="7.715cm" svg:y="4.677cm" svg:viewBox="0 0 0 0" draw:points="0,0">
          <text:p/>
        </draw:polygon>
        <draw:path draw:style-name="gr1" draw:text-style-name="P1" draw:layer="layout" svg:width="0.23cm" svg:height="0.399cm" svg:x="4.265cm" svg:y="1.961cm" svg:viewBox="0 0 231 400" svg:d="M197 343c-25 35-53 57-85 57-63 0-112-89-112-202 0-110 49-198 112-198 50 0 92 46 111 120 17 78 7 163-26 223z">
          <text:p/>
        </draw:path>
        <draw:polygon draw:style-name="gr7" draw:text-style-name="P2" draw:layer="layout" svg:width="0cm" svg:height="0cm" svg:x="7.715cm" svg:y="4.677cm" svg:viewBox="0 0 0 0" draw:points="0,0">
          <text:p/>
        </draw:polygon>
        <draw:path draw:style-name="gr1" draw:text-style-name="P1" draw:layer="layout" svg:width="0.233cm" svg:height="0.402cm" svg:x="8.184cm" svg:y="4.653cm" svg:viewBox="0 0 234 403" svg:d="M223 285l-56 100c-14 11-32 18-50 18-64 0-117-93-117-202 0-110 53-201 117-201 39 0 78 35 99 91 21 60 25 131 7 194z">
          <text:p/>
        </draw:path>
        <draw:polygon draw:style-name="gr7" draw:text-style-name="P2" draw:layer="layout" svg:width="0cm" svg:height="0cm" svg:x="7.715cm" svg:y="4.677cm" svg:viewBox="0 0 0 0" draw:points="0,0">
          <text:p/>
        </draw:polygon>
        <draw:path draw:style-name="gr1" draw:text-style-name="P1" draw:layer="layout" svg:width="0.48cm" svg:height="0.364cm" svg:x="11.079cm" svg:y="5.079cm" svg:viewBox="0 0 481 365" svg:d="M46 365c11-71 78-148 174-206 92-53 194-70 261-46l-21-35-14-28c-39-67-170-67-291 0-119 70-183 184-144 255l17 28z">
          <text:p/>
        </draw:path>
        <draw:polygon draw:style-name="gr7" draw:text-style-name="P2" draw:layer="layout" svg:width="0cm" svg:height="0cm" svg:x="7.715cm" svg:y="4.677cm" svg:viewBox="0 0 0 0" draw:points="0,0">
          <text:p/>
        </draw:polygon>
        <draw:path draw:style-name="gr1" draw:text-style-name="P1" draw:layer="layout" svg:width="0.275cm" svg:height="0.212cm" svg:x="11.26cm" svg:y="5.305cm" svg:viewBox="0 0 276 213" svg:d="M269 32c18 28 0 75-42 114-39 42-100 67-149 67-35 0-60-11-71-32-24-42 14-110 88-149 72-43 150-43 174 0z">
          <text:p/>
        </draw:path>
        <draw:polygon draw:style-name="gr7" draw:text-style-name="P2" draw:layer="layout" svg:width="0cm" svg:height="0cm" svg:x="7.715cm" svg:y="4.677cm" svg:viewBox="0 0 0 0" draw:points="0,0">
          <text:p/>
        </draw:polygon>
        <draw:path draw:style-name="gr1" draw:text-style-name="P1" draw:layer="layout" svg:width="0.513cm" svg:height="0.368cm" svg:x="11.125cm" svg:y="5.181cm" svg:viewBox="0 0 514 369" svg:d="M33 369c-42-78 28-198 159-276 134-78 276-78 322 0l-22-36c-10-21-31-35-56-46-68-24-170-10-262 46-95 53-162 135-173 206-3 28 0 49 14 70z">
          <text:p/>
        </draw:path>
        <draw:polygon draw:style-name="gr7" draw:text-style-name="P2" draw:layer="layout" svg:width="0cm" svg:height="0cm" svg:x="7.715cm" svg:y="4.677cm" svg:viewBox="0 0 0 0" draw:points="0,0">
          <text:p/>
        </draw:polygon>
        <draw:path draw:style-name="gr1" draw:text-style-name="P1" draw:layer="layout" svg:width="0.482cm" svg:height="0.349cm" svg:x="11.046cm" svg:y="5.03cm" svg:viewBox="0 0 483 350" svg:d="M34 350c-42-74 25-190 148-261 125-71 259-71 301 0l-21-35c-39-72-173-72-301 0-123 74-190 187-148 261z">
          <text:p/>
        </draw:path>
        <draw:polygon draw:style-name="gr7" draw:text-style-name="P2" draw:layer="layout" svg:width="0cm" svg:height="0cm" svg:x="7.715cm" svg:y="4.677cm" svg:viewBox="0 0 0 0" draw:points="0,0">
          <text:p/>
        </draw:polygon>
        <draw:path draw:style-name="gr1" draw:text-style-name="P1" draw:layer="layout" svg:width="0.471cm" svg:height="0.343cm" svg:x="11.068cm" svg:y="5.065cm" svg:viewBox="0 0 472 344" svg:d="M41 344c-14-7-24-18-28-29-43-74 25-191 148-262 124-71 258-71 300 0 7 11 11 25 11 39l-14-28c-39-68-170-68-290 0-119 70-184 181-144 251z">
          <text:p/>
        </draw:path>
        <draw:polygon draw:style-name="gr7" draw:text-style-name="P2" draw:layer="layout" svg:width="0cm" svg:height="0cm" svg:x="7.715cm" svg:y="4.677cm" svg:viewBox="0 0 0 0" draw:points="0,0">
          <text:p/>
        </draw:polygon>
        <draw:polygon draw:style-name="gr1" draw:text-style-name="P1" draw:layer="layout" svg:width="0.144cm" svg:height="0.106cm" svg:x="8.643cm" svg:y="7.461cm" svg:viewBox="0 0 145 107" draw:points="82,0 145,107 63,107 0,0">
          <text:p/>
        </draw:polygon>
        <draw:polygon draw:style-name="gr7" draw:text-style-name="P2" draw:layer="layout" svg:width="0cm" svg:height="0cm" svg:x="7.715cm" svg:y="4.677cm" svg:viewBox="0 0 0 0" draw:points="0,0">
          <text:p/>
        </draw:polygon>
        <draw:polygon draw:style-name="gr1" draw:text-style-name="P1" draw:layer="layout" svg:width="0.815cm" svg:height="0.021cm" svg:x="7.866cm" svg:y="4.455cm" svg:viewBox="0 0 816 22" draw:points="491,0 816,12 809,22 749,22 0,0 22,0">
          <text:p/>
        </draw:polygon>
        <draw:polygon draw:style-name="gr7" draw:text-style-name="P2" draw:layer="layout" svg:width="0cm" svg:height="0cm" svg:x="7.715cm" svg:y="4.677cm" svg:viewBox="0 0 0 0" draw:points="0,0">
          <text:p/>
        </draw:polygon>
        <draw:polygon draw:style-name="gr1" draw:text-style-name="P1" draw:layer="layout" svg:width="1.59cm" svg:height="0cm" svg:x="8.113cm" svg:y="6.402cm" svg:viewBox="0 0 1591 0" draw:points="0,0 1591,0 1553,0">
          <text:p/>
        </draw:polygon>
        <draw:polygon draw:style-name="gr7" draw:text-style-name="P2" draw:layer="layout" svg:width="0cm" svg:height="0cm" svg:x="7.715cm" svg:y="4.677cm" svg:viewBox="0 0 0 0" draw:points="0,0">
          <text:p/>
        </draw:polygon>
        <draw:polygon draw:style-name="gr1" draw:text-style-name="P1" draw:layer="layout" svg:width="0.063cm" svg:height="0.056cm" svg:x="8.611cm" svg:y="4.473cm" svg:viewBox="0 0 64 57" draw:points="64,0 32,57 0,0">
          <text:p/>
        </draw:polygon>
        <draw:polygon draw:style-name="gr7" draw:text-style-name="P2" draw:layer="layout" svg:width="0cm" svg:height="0cm" svg:x="7.715cm" svg:y="4.677cm" svg:viewBox="0 0 0 0" draw:points="0,0">
          <text:p/>
        </draw:polygon>
        <draw:line draw:style-name="gr8" draw:text-style-name="P2" draw:layer="layout" svg:x1="9.666cm" svg:y1="6.402cm" svg:x2="9.666cm" svg:y2="7.461cm">
          <text:p/>
        </draw:line>
        <draw:line draw:style-name="gr8" draw:text-style-name="P2" draw:layer="layout" svg:x1="10.319cm" svg:y1="7.462cm" svg:x2="9.704cm" svg:y2="6.402cm">
          <text:p/>
        </draw:line>
        <draw:line draw:style-name="gr8" draw:text-style-name="P2" draw:layer="layout" svg:x1="8.071cm" svg:y1="6.328cm" svg:x2="8.728cm" svg:y2="7.462cm">
          <text:p/>
        </draw:line>
        <draw:line draw:style-name="gr8" draw:text-style-name="P2" draw:layer="layout" svg:x1="9.704cm" svg:y1="6.402cm" svg:x2="8.113cm" svg:y2="6.402cm">
          <text:p/>
        </draw:line>
        <draw:line draw:style-name="gr8" draw:text-style-name="P2" draw:layer="layout" svg:x1="9.748cm" svg:y1="6.328cm" svg:x2="9.704cm" svg:y2="6.4cm">
          <text:p/>
        </draw:line>
        <draw:line draw:style-name="gr8" draw:text-style-name="P2" draw:layer="layout" svg:x1="9.743cm" svg:y1="6.328cm" svg:x2="10.4cm" svg:y2="7.462cm">
          <text:p/>
        </draw:line>
        <draw:line draw:style-name="gr8" draw:text-style-name="P2" draw:layer="layout" svg:x1="9.704cm" svg:y1="6.399cm" svg:x2="9.709cm" svg:y2="6.403cm">
          <text:p/>
        </draw:line>
        <draw:line draw:style-name="gr8" draw:text-style-name="P2" draw:layer="layout" svg:x1="8.113cm" svg:y1="6.399cm" svg:x2="9.704cm" svg:y2="6.399cm">
          <text:p/>
        </draw:line>
        <draw:line draw:style-name="gr8" draw:text-style-name="P2" draw:layer="layout" svg:x1="10.396cm" svg:y1="7.461cm" svg:x2="8.724cm" svg:y2="7.461cm">
          <text:p/>
        </draw:line>
        <draw:line draw:style-name="gr8" draw:text-style-name="P2" draw:layer="layout" svg:x1="8.071cm" svg:y1="6.328cm" svg:x2="9.743cm" svg:y2="6.328cm">
          <text:p/>
        </draw:line>
        <draw:line draw:style-name="gr8" draw:text-style-name="P2" draw:layer="layout" svg:x1="7.99cm" svg:y1="6.328cm" svg:x2="8.644cm" svg:y2="7.462cm">
          <text:p/>
        </draw:line>
        <draw:line draw:style-name="gr8" draw:text-style-name="P2" draw:layer="layout" svg:x1="8.724cm" svg:y1="7.461cm" svg:x2="8.643cm" svg:y2="7.461cm">
          <text:p/>
        </draw:line>
        <draw:line draw:style-name="gr8" draw:text-style-name="P2" draw:layer="layout" svg:x1="7.99cm" svg:y1="6.328cm" svg:x2="8.071cm" svg:y2="6.328cm">
          <text:p/>
        </draw:line>
        <draw:path draw:style-name="gr8" draw:text-style-name="P2" draw:layer="layout" svg:width="0.051cm" svg:height="0.25cm" svg:x="1.596cm" svg:y="3.217cm" svg:viewBox="0 0 52 251" svg:d="M24 0c-40 67-29 155 28 251">
          <text:p/>
        </draw:path>
        <draw:line draw:style-name="gr8" draw:text-style-name="P2" draw:layer="layout" svg:x1="1.643cm" svg:y1="3.467cm" svg:x2="3.461cm" svg:y2="6.615cm">
          <text:p/>
        </draw:line>
        <draw:line draw:style-name="gr8" draw:text-style-name="P2" draw:layer="layout" svg:x1="7.85cm" svg:y1="8.559cm" svg:x2="3.46cm" svg:y2="6.611cm">
          <text:p/>
        </draw:line>
        <draw:line draw:style-name="gr8" draw:text-style-name="P2" draw:layer="layout" svg:x1="9.909cm" svg:y1="8.805cm" svg:x2="7.99cm" svg:y2="8.805cm">
          <text:p/>
        </draw:line>
        <draw:line draw:style-name="gr8" draw:text-style-name="P2" draw:layer="layout" svg:x1="7.991cm" svg:y1="8.806cm" svg:x2="7.849cm" svg:y2="8.554cm">
          <text:p/>
        </draw:line>
        <draw:line draw:style-name="gr8" draw:text-style-name="P2" draw:layer="layout" svg:x1="4.452cm" svg:y1="3.45cm" svg:x2="4.49cm" svg:y2="3.45cm">
          <text:p/>
        </draw:line>
        <draw:line draw:style-name="gr8" draw:text-style-name="P2" draw:layer="layout" svg:x1="4.85cm" svg:y1="1.982cm" svg:x2="6.826cm" svg:y2="1.982cm">
          <text:p/>
        </draw:line>
        <draw:path draw:style-name="gr8" draw:text-style-name="P2" draw:layer="layout" svg:width="2.085cm" svg:height="1.203cm" svg:x="6.826cm" svg:y="1.982cm" svg:viewBox="0 0 2086 1204" svg:d="M0 0c770 0 1701 540 2086 1204">
          <text:p/>
        </draw:path>
        <draw:line draw:style-name="gr8" draw:text-style-name="P2" draw:layer="layout" svg:x1="8.907cm" svg:y1="3.185cm" svg:x2="9.166cm" svg:y2="3.627cm">
          <text:p/>
        </draw:line>
        <draw:line draw:style-name="gr8" draw:text-style-name="P2" draw:layer="layout" svg:x1="4.878cm" svg:y1="2.599cm" svg:x2="6.815cm" svg:y2="2.599cm">
          <text:p/>
        </draw:line>
        <draw:line draw:style-name="gr8" draw:text-style-name="P2" draw:layer="layout" svg:x1="6.815cm" svg:y1="2.599cm" svg:x2="7.889cm" svg:y2="4.46cm">
          <text:p/>
        </draw:line>
        <draw:line draw:style-name="gr8" draw:text-style-name="P2" draw:layer="layout" svg:x1="7.612cm" svg:y1="4.896cm" svg:x2="5.288cm" svg:y2="4.896cm">
          <text:p/>
        </draw:line>
        <draw:line draw:style-name="gr8" draw:text-style-name="P2" draw:layer="layout" svg:x1="5.289cm" svg:y1="4.901cm" svg:x2="4.42cm" svg:y2="3.397cm">
          <text:p/>
        </draw:line>
        <draw:line draw:style-name="gr8" draw:text-style-name="P2" draw:layer="layout" svg:x1="7.521cm" svg:y1="5.055cm" svg:x2="7.931cm" svg:y2="5.765cm">
          <text:p/>
        </draw:line>
        <draw:line draw:style-name="gr8" draw:text-style-name="P2" draw:layer="layout" svg:x1="4.134cm" svg:y1="3.397cm" svg:x2="4.42cm" svg:y2="3.397cm">
          <text:p/>
        </draw:line>
        <draw:line draw:style-name="gr8" draw:text-style-name="P2" draw:layer="layout" svg:x1="4.135cm" svg:y1="3.398cm" svg:x2="3.319cm" svg:y2="1.982cm">
          <text:p/>
        </draw:line>
        <draw:line draw:style-name="gr8" draw:text-style-name="P2" draw:layer="layout" svg:x1="7.931cm" svg:y1="6.333cm" svg:x2="7.764cm" svg:y2="6.046cm">
          <text:p/>
        </draw:line>
        <draw:line draw:style-name="gr8" draw:text-style-name="P2" draw:layer="layout" svg:x1="2.501cm" svg:y1="1.982cm" svg:x2="3.319cm" svg:y2="1.982cm">
          <text:p/>
        </draw:line>
        <draw:line draw:style-name="gr8" draw:text-style-name="P2" draw:layer="layout" svg:x1="7.93cm" svg:y1="6.328cm" svg:x2="7.99cm" svg:y2="6.328cm">
          <text:p/>
        </draw:line>
        <draw:path draw:style-name="gr8" draw:text-style-name="P2" draw:layer="layout" svg:width="0.233cm" svg:height="0.106cm" svg:x="2.271cm" svg:y="1.982cm" svg:viewBox="0 0 234 107" svg:d="M234 0c-110 0-195 39-234 107">
          <text:p/>
        </draw:path>
        <draw:path draw:style-name="gr8" draw:text-style-name="P2" draw:layer="layout" svg:width="0.05cm" svg:height="0.251cm" svg:x="2.25cm" svg:y="2.084cm" svg:viewBox="0 0 51 252" svg:d="M21 0c-35 72-28 160 30 252">
          <text:p/>
        </draw:path>
        <draw:line draw:style-name="gr8" draw:text-style-name="P2" draw:layer="layout" svg:x1="4.114cm" svg:y1="5.483cm" svg:x2="2.296cm" svg:y2="2.335cm">
          <text:p/>
        </draw:line>
        <draw:line draw:style-name="gr8" draw:text-style-name="P2" draw:layer="layout" svg:x1="8.643cm" svg:y1="7.461cm" svg:x2="8.707cm" svg:y2="7.568cm">
          <text:p/>
        </draw:line>
        <draw:line draw:style-name="gr8" draw:text-style-name="P2" draw:layer="layout" svg:x1="8.502cm" svg:y1="7.426cm" svg:x2="4.113cm" svg:y2="5.482cm">
          <text:p/>
        </draw:line>
        <draw:line draw:style-name="gr8" draw:text-style-name="P2" draw:layer="layout" svg:x1="8.706cm" svg:y1="7.567cm" svg:x2="8.787cm" svg:y2="7.567cm">
          <text:p/>
        </draw:line>
        <draw:line draw:style-name="gr8" draw:text-style-name="P2" draw:layer="layout" svg:x1="8.644cm" svg:y1="7.673cm" svg:x2="8.498cm" svg:y2="7.425cm">
          <text:p/>
        </draw:line>
        <draw:line draw:style-name="gr8" draw:text-style-name="P2" draw:layer="layout" svg:x1="8.724cm" svg:y1="7.461cm" svg:x2="8.788cm" svg:y2="7.568cm">
          <text:p/>
        </draw:line>
        <draw:line draw:style-name="gr8" draw:text-style-name="P2" draw:layer="layout" svg:x1="10.562cm" svg:y1="7.672cm" svg:x2="8.643cm" svg:y2="7.672cm">
          <text:p/>
        </draw:line>
        <draw:line draw:style-name="gr8" draw:text-style-name="P2" draw:layer="layout" svg:x1="10.757cm" svg:y1="6.381cm" svg:x2="10.562cm" svg:y2="7.673cm">
          <text:p/>
        </draw:line>
        <draw:line draw:style-name="gr8" draw:text-style-name="P2" draw:layer="layout" svg:x1="10.724cm" svg:y1="6.328cm" svg:x2="10.757cm" svg:y2="6.386cm">
          <text:p/>
        </draw:line>
        <draw:line draw:style-name="gr8" draw:text-style-name="P2" draw:layer="layout" svg:x1="9.743cm" svg:y1="6.328cm" svg:x2="10.724cm" svg:y2="6.328cm">
          <text:p/>
        </draw:line>
        <draw:line draw:style-name="gr8" draw:text-style-name="P2" draw:layer="layout" svg:x1="9.93cm" svg:y1="2.864cm" svg:x2="11.01cm" svg:y2="2.864cm">
          <text:p/>
        </draw:line>
        <draw:line draw:style-name="gr8" draw:text-style-name="P2" draw:layer="layout" svg:x1="9.931cm" svg:y1="2.864cm" svg:x2="7.93cm" svg:y2="6.333cm">
          <text:p/>
        </draw:line>
        <draw:line draw:style-name="gr8" draw:text-style-name="P2" draw:layer="layout" svg:x1="10.805cm" svg:y1="6.188cm" svg:x2="11.011cm" svg:y2="2.864cm">
          <text:p/>
        </draw:line>
        <draw:line draw:style-name="gr8" draw:text-style-name="P2" draw:layer="layout" svg:x1="10.806cm" svg:y1="6.187cm" svg:x2="10.724cm" svg:y2="6.333cm">
          <text:p/>
        </draw:line>
        <draw:path draw:style-name="gr8" draw:text-style-name="P2" draw:layer="layout" svg:width="0.028cm" svg:height="0.138cm" svg:x="9.922cm" svg:y="3.291cm" svg:viewBox="0 0 29 139" svg:d="M29 0c-32 49-39 103-14 139">
          <text:p/>
        </draw:path>
        <draw:path draw:style-name="gr8" draw:text-style-name="P2" draw:layer="layout" svg:width="0.489cm" svg:height="0.335cm" svg:x="9.937cm" svg:y="3.153cm" svg:viewBox="0 0 490 336" svg:d="M0 277c43 78 185 78 319 0 130-78 201-202 159-277">
          <text:p/>
        </draw:path>
        <draw:path draw:style-name="gr8" draw:text-style-name="P2" draw:layer="layout" svg:width="0.466cm" svg:height="0.196cm" svg:x="9.948cm" svg:y="3.095cm" svg:viewBox="0 0 467 197" svg:d="M467 58c-36-56-120-74-223-42-102 28-198 102-244 181">
          <text:p/>
        </draw:path>
        <draw:line draw:style-name="gr8" draw:text-style-name="P2" draw:layer="layout" svg:x1="4.667cm" svg:y1="3.45cm" svg:x2="4.49cm" svg:y2="3.45cm">
          <text:p/>
        </draw:line>
        <draw:line draw:style-name="gr8" draw:text-style-name="P2" draw:layer="layout" svg:x1="4.452cm" svg:y1="3.45cm" svg:x2="6.325cm" svg:y2="3.45cm">
          <text:p/>
        </draw:line>
        <draw:line draw:style-name="gr8" draw:text-style-name="P2" draw:layer="layout" svg:x1="6.787cm" svg:y1="4.247cm" svg:x2="6.82cm" svg:y2="4.301cm">
          <text:p/>
        </draw:line>
        <draw:line draw:style-name="gr8" draw:text-style-name="P2" draw:layer="layout" svg:x1="6.325cm" svg:y1="3.45cm" svg:x2="7.165cm" svg:y2="4.901cm">
          <text:p/>
        </draw:line>
        <draw:line draw:style-name="gr8" draw:text-style-name="P2" draw:layer="layout" svg:x1="4.42cm" svg:y1="3.398cm" svg:x2="4.879cm" svg:y2="2.599cm">
          <text:p/>
        </draw:line>
        <draw:line draw:style-name="gr8" draw:text-style-name="P2" draw:layer="layout" svg:x1="4.879cm" svg:y1="2.604cm" svg:x2="4.847cm" svg:y2="1.947cm">
          <text:p/>
        </draw:line>
        <draw:line draw:style-name="gr8" draw:text-style-name="P2" draw:layer="layout" svg:x1="4.851cm" svg:y1="1.948cm" svg:x2="4.642cm" svg:y2="1.594cm">
          <text:p/>
        </draw:line>
        <draw:line draw:style-name="gr8" draw:text-style-name="P2" draw:layer="layout" svg:x1="3.46cm" svg:y1="6.615cm" svg:x2="3.627cm" svg:y2="6.328cm">
          <text:p/>
        </draw:line>
        <draw:line draw:style-name="gr8" draw:text-style-name="P2" draw:layer="layout" svg:x1="1.809cm" svg:y1="3.185cm" svg:x2="3.627cm" svg:y2="6.333cm">
          <text:p/>
        </draw:line>
        <draw:line draw:style-name="gr8" draw:text-style-name="P2" draw:layer="layout" svg:x1="9.909cm" svg:y1="8.806cm" svg:x2="10.072cm" svg:y2="8.519cm">
          <text:p/>
        </draw:line>
        <draw:line draw:style-name="gr8" draw:text-style-name="P2" draw:layer="layout" svg:x1="3.623cm" svg:y1="6.328cm" svg:x2="8.012cm" svg:y2="8.273cm">
          <text:p/>
        </draw:line>
        <draw:line draw:style-name="gr8" draw:text-style-name="P2" draw:layer="layout" svg:x1="7.849cm" svg:y1="8.559cm" svg:x2="8.012cm" svg:y2="8.272cm">
          <text:p/>
        </draw:line>
        <draw:line draw:style-name="gr8" draw:text-style-name="P2" draw:layer="layout" svg:x1="7.99cm" svg:y1="8.806cm" svg:x2="8.157cm" svg:y2="8.519cm">
          <text:p/>
        </draw:line>
        <draw:line draw:style-name="gr8" draw:text-style-name="P2" draw:layer="layout" svg:x1="8.152cm" svg:y1="8.519cm" svg:x2="10.071cm" svg:y2="8.519cm">
          <text:p/>
        </draw:line>
        <draw:line draw:style-name="gr8" draw:text-style-name="P2" draw:layer="layout" svg:x1="8.011cm" svg:y1="8.272cm" svg:x2="8.157cm" svg:y2="8.524cm">
          <text:p/>
        </draw:line>
        <draw:line draw:style-name="gr8" draw:text-style-name="P2" draw:layer="layout" svg:x1="3.359cm" svg:y1="1.912cm" svg:x2="3.319cm" svg:y2="1.983cm">
          <text:p/>
        </draw:line>
        <draw:line draw:style-name="gr8" draw:text-style-name="P2" draw:layer="layout" svg:x1="6.82cm" svg:y1="2.599cm" svg:x2="6.325cm" svg:y2="3.451cm">
          <text:p/>
        </draw:line>
        <draw:line draw:style-name="gr8" draw:text-style-name="P2" draw:layer="layout" svg:x1="10.847cm" svg:y1="2.582cm" svg:x2="10.583cm" svg:y2="2.582cm">
          <text:p/>
        </draw:line>
        <draw:line draw:style-name="gr8" draw:text-style-name="P2" draw:layer="layout" svg:x1="8.357cm" svg:y1="4.455cm" svg:x2="8.682cm" svg:y2="4.467cm">
          <text:p/>
        </draw:line>
        <draw:line draw:style-name="gr8" draw:text-style-name="P2" draw:layer="layout" svg:x1="8.357cm" svg:y1="4.455cm" svg:x2="7.866cm" svg:y2="4.455cm">
          <text:p/>
        </draw:line>
        <draw:line draw:style-name="gr8" draw:text-style-name="P2" draw:layer="layout" svg:x1="7.871cm" svg:y1="4.455cm" svg:x2="7.521cm" svg:y2="5.059cm">
          <text:p/>
        </draw:line>
        <draw:line draw:style-name="gr8" draw:text-style-name="P2" draw:layer="layout" svg:x1="8.615cm" svg:y1="4.477cm" svg:x2="7.866cm" svg:y2="4.455cm">
          <text:p/>
        </draw:line>
        <draw:line draw:style-name="gr8" draw:text-style-name="P2" draw:layer="layout" svg:x1="8.644cm" svg:y1="4.53cm" svg:x2="8.611cm" svg:y2="4.473cm">
          <text:p/>
        </draw:line>
        <draw:path draw:style-name="gr8" draw:text-style-name="P2" draw:layer="layout" svg:width="0.05cm" svg:height="0.018cm" svg:x="8.3cm" svg:y="5.037cm" svg:viewBox="0 0 51 19" svg:d="M51 0c-14 12-32 19-51 19">
          <text:p/>
        </draw:path>
        <draw:path draw:style-name="gr8" draw:text-style-name="P2" draw:layer="layout" svg:width="0.12cm" svg:height="0.402cm" svg:x="8.184cm" svg:y="4.653cm" svg:viewBox="0 0 121 403" svg:d="M121 403c-68 0-121-93-121-202 0-110 53-201 121-201">
          <text:p/>
        </draw:path>
        <draw:path draw:style-name="gr8" draw:text-style-name="P2" draw:layer="layout" svg:width="0.117cm" svg:height="0.285cm" svg:x="8.3cm" svg:y="4.653cm" svg:viewBox="0 0 118 286" svg:d="M0 0c43 0 78 35 99 96 22 56 26 127 7 190">
          <text:p/>
        </draw:path>
        <draw:line draw:style-name="gr8" draw:text-style-name="P2" draw:layer="layout" svg:x1="4.594cm" svg:y1="2.599cm" svg:x2="4.134cm" svg:y2="3.398cm">
          <text:p/>
        </draw:line>
        <draw:line draw:style-name="gr8" draw:text-style-name="P2" draw:layer="layout" svg:x1="4.878cm" svg:y1="2.599cm" svg:x2="4.593cm" svg:y2="2.599cm">
          <text:p/>
        </draw:line>
        <draw:line draw:style-name="gr8" draw:text-style-name="P2" draw:layer="layout" svg:x1="8.481cm" svg:y1="4.808cm" svg:x2="7.764cm" svg:y2="6.047cm">
          <text:p/>
        </draw:line>
        <draw:line draw:style-name="gr8" draw:text-style-name="P2" draw:layer="layout" svg:x1="4.561cm" svg:y1="1.947cm" svg:x2="4.594cm" svg:y2="2.604cm">
          <text:p/>
        </draw:line>
        <draw:line draw:style-name="gr8" draw:text-style-name="P2" draw:layer="layout" svg:x1="4.36cm" svg:y1="1.594cm" svg:x2="4.565cm" svg:y2="1.948cm">
          <text:p/>
        </draw:line>
        <draw:line draw:style-name="gr8" draw:text-style-name="P2" draw:layer="layout" svg:x1="3.358cm" svg:y1="1.913cm" svg:x2="4.361cm" svg:y2="1.594cm">
          <text:p/>
        </draw:line>
        <draw:path draw:style-name="gr8" draw:text-style-name="P2" draw:layer="layout" svg:width="0.085cm" svg:height="0.06cm" svg:x="4.377cm" svg:y="2.3cm" svg:viewBox="0 0 86 61" svg:d="M86 0c-21 39-54 61-86 61">
          <text:p/>
        </draw:path>
        <draw:path draw:style-name="gr8" draw:text-style-name="P2" draw:layer="layout" svg:width="0.116cm" svg:height="0.399cm" svg:x="4.265cm" svg:y="1.961cm" svg:viewBox="0 0 117 400" svg:d="M117 400c-68 0-117-89-117-202 0-110 49-198 117-198">
          <text:p/>
        </draw:path>
        <draw:path draw:style-name="gr8" draw:text-style-name="P2" draw:layer="layout" svg:width="0.118cm" svg:height="0.342cm" svg:x="4.377cm" svg:y="1.961cm" svg:viewBox="0 0 119 343" svg:d="M0 0c51 0 93 46 111 120 17 78 7 163-25 223">
          <text:p/>
        </draw:path>
        <draw:line draw:style-name="gr8" draw:text-style-name="P2" draw:layer="layout" svg:x1="9.931cm" svg:y1="2.869cm" svg:x2="9.764cm" svg:y2="2.582cm">
          <text:p/>
        </draw:line>
        <draw:line draw:style-name="gr8" draw:text-style-name="P2" draw:layer="layout" svg:x1="9.765cm" svg:y1="2.582cm" svg:x2="8.48cm" svg:y2="4.812cm">
          <text:p/>
        </draw:line>
        <draw:line draw:style-name="gr8" draw:text-style-name="P2" draw:layer="layout" svg:x1="4.114cm" svg:y1="5.482cm" svg:x2="3.623cm" svg:y2="6.333cm">
          <text:p/>
        </draw:line>
        <draw:line draw:style-name="gr8" draw:text-style-name="P2" draw:layer="layout" svg:x1="8.502cm" svg:y1="7.425cm" svg:x2="8.011cm" svg:y2="8.273cm">
          <text:p/>
        </draw:line>
        <draw:line draw:style-name="gr8" draw:text-style-name="P2" draw:layer="layout" svg:x1="8.644cm" svg:y1="7.672cm" svg:x2="8.152cm" svg:y2="8.524cm">
          <text:p/>
        </draw:line>
        <draw:line draw:style-name="gr8" draw:text-style-name="P2" draw:layer="layout" svg:x1="10.563cm" svg:y1="7.672cm" svg:x2="10.071cm" svg:y2="8.524cm">
          <text:p/>
        </draw:line>
        <draw:line draw:style-name="gr8" draw:text-style-name="P2" draw:layer="layout" svg:x1="10.092cm" svg:y1="2.582cm" svg:x2="9.764cm" svg:y2="2.582cm">
          <text:p/>
        </draw:line>
        <draw:line draw:style-name="gr8" draw:text-style-name="P2" draw:layer="layout" svg:x1="10.583cm" svg:y1="2.582cm" svg:x2="10.092cm" svg:y2="2.582cm">
          <text:p/>
        </draw:line>
        <draw:line draw:style-name="gr8" draw:text-style-name="P2" draw:layer="layout" svg:x1="11.011cm" svg:y1="2.869cm" svg:x2="10.847cm" svg:y2="2.582cm">
          <text:p/>
        </draw:line>
        <draw:line draw:style-name="gr8" draw:text-style-name="P2" draw:layer="layout" svg:x1="4.642cm" svg:y1="1.594cm" svg:x2="4.36cm" svg:y2="1.594cm">
          <text:p/>
        </draw:line>
        <draw:line draw:style-name="gr8" draw:text-style-name="P2" draw:layer="layout" svg:x1="4.847cm" svg:y1="1.947cm" svg:x2="4.561cm" svg:y2="1.947cm">
          <text:p/>
        </draw:line>
        <draw:line draw:style-name="gr8" draw:text-style-name="P2" draw:layer="layout" svg:x1="8.674cm" svg:y1="4.473cm" svg:x2="8.611cm" svg:y2="4.473cm">
          <text:p/>
        </draw:line>
        <draw:path draw:style-name="gr8" draw:text-style-name="P2" draw:layer="layout" svg:width="0.071cm" svg:height="0.032cm" svg:x="11.267cm" svg:y="5.485cm" svg:viewBox="0 0 72 33" svg:d="M72 33c-36 0-61-11-72-33">
          <text:p/>
        </draw:path>
        <draw:path draw:style-name="gr8" draw:text-style-name="P2" draw:layer="layout" svg:width="0.268cm" svg:height="0.18cm" svg:x="11.26cm" svg:y="5.305cm" svg:viewBox="0 0 269 181" svg:d="M7 181c-24-43 14-110 88-149 72-43 150-43 174 0">
          <text:p/>
        </draw:path>
        <draw:path draw:style-name="gr8" draw:text-style-name="P2" draw:layer="layout" svg:width="0.197cm" svg:height="0.18cm" svg:x="11.338cm" svg:y="5.337cm" svg:viewBox="0 0 198 181" svg:d="M191 0c18 28 0 74-43 113-39 43-99 68-148 68">
          <text:p/>
        </draw:path>
        <draw:path draw:style-name="gr8" draw:text-style-name="P2" draw:layer="layout" svg:width="0.127cm" svg:height="0.056cm" svg:x="11.158cm" svg:y="5.549cm" svg:viewBox="0 0 128 57" svg:d="M128 57c-61 0-107-21-128-57">
          <text:p/>
        </draw:path>
        <draw:path draw:style-name="gr8" draw:text-style-name="P2" draw:layer="layout" svg:width="0.492cm" svg:height="0.334cm" svg:x="11.146cm" svg:y="5.215cm" svg:viewBox="0 0 493 335" svg:d="M12 335c-42-79 28-202 159-276 134-79 276-79 322 0">
          <text:p/>
        </draw:path>
        <draw:path draw:style-name="gr8" draw:text-style-name="P2" draw:layer="layout" svg:width="0.365cm" svg:height="0.331cm" svg:x="11.285cm" svg:y="5.274cm" svg:viewBox="0 0 366 332" svg:d="M354 0c31 56 3 137-74 212-79 74-188 120-280 120">
          <text:p/>
        </draw:path>
        <draw:path draw:style-name="gr8" draw:text-style-name="P2" draw:layer="layout" svg:width="0.49cm" svg:height="0.334cm" svg:x="11.126cm" svg:y="5.18cm" svg:viewBox="0 0 491 335" svg:d="M14 335c-46-78 25-202 159-276 131-79 276-79 318 0">
          <text:p/>
        </draw:path>
        <draw:path draw:style-name="gr8" draw:text-style-name="P2" draw:layer="layout" svg:width="0.445cm" svg:height="0.304cm" svg:x="11.079cm" svg:y="5.079cm" svg:viewBox="0 0 446 305" svg:d="M11 305c-39-72 25-185 144-255 121-67 252-67 291 0">
          <text:p/>
        </draw:path>
        <draw:path draw:style-name="gr8" draw:text-style-name="P2" draw:layer="layout" svg:width="0.028cm" svg:height="0.032cm" svg:x="11.08cm" svg:y="5.376cm" svg:viewBox="0 0 29 33" svg:d="M29 33c-15-7-25-18-29-33">
          <text:p/>
        </draw:path>
        <draw:path draw:style-name="gr8" draw:text-style-name="P2" draw:layer="layout" svg:width="0.461cm" svg:height="0.314cm" svg:x="11.068cm" svg:y="5.065cm" svg:viewBox="0 0 462 315" svg:d="M13 315c-42-74 25-190 148-262 125-71 259-71 301 0">
          <text:p/>
        </draw:path>
        <draw:path draw:style-name="gr8" draw:text-style-name="P2" draw:layer="layout" svg:width="0.011cm" svg:height="0.039cm" svg:x="11.528cm" svg:y="5.118cm" svg:viewBox="0 0 12 40" svg:d="M0 0c8 11 12 25 12 40">
          <text:p/>
        </draw:path>
        <draw:path draw:style-name="gr8" draw:text-style-name="P2" draw:layer="layout" svg:width="0.461cm" svg:height="0.314cm" svg:x="11.046cm" svg:y="5.03cm" svg:viewBox="0 0 462 315" svg:d="M13 315c-42-74 25-191 148-262 128-71 262-71 301 0">
          <text:p/>
        </draw:path>
        <draw:line draw:style-name="gr8" draw:text-style-name="P2" draw:layer="layout" svg:x1="1.786cm" svg:y1="2.935cm" svg:x2="1.619cm" svg:y2="3.218cm">
          <text:p/>
        </draw:line>
        <draw:line draw:style-name="gr8" draw:text-style-name="P2" draw:layer="layout" svg:x1="2.276cm" svg:y1="2.084cm" svg:x2="1.781cm" svg:y2="2.936cm">
          <text:p/>
        </draw:line>
        <draw:line draw:style-name="gr8" draw:text-style-name="P2" draw:layer="layout" svg:x1="11.162cm" svg:y1="5.55cm" svg:x2="11.14cm" svg:y2="5.513cm">
          <text:p/>
        </draw:line>
        <draw:line draw:style-name="gr8" draw:text-style-name="P2" draw:layer="layout" svg:x1="11.639cm" svg:y1="5.275cm" svg:x2="11.613cm" svg:y2="5.238cm">
          <text:p/>
        </draw:line>
        <draw:line draw:style-name="gr8" draw:text-style-name="P2" draw:layer="layout" svg:x1="11.131cm" svg:y1="5.444cm" svg:x2="11.091cm" svg:y2="5.379cm">
          <text:p/>
        </draw:line>
        <draw:line draw:style-name="gr8" draw:text-style-name="P2" draw:layer="layout" svg:x1="11.561cm" svg:y1="5.193cm" svg:x2="11.525cm" svg:y2="5.129cm">
          <text:p/>
        </draw:line>
        <draw:line draw:style-name="gr8" draw:text-style-name="P2" draw:layer="layout" svg:x1="11.081cm" svg:y1="5.38cm" svg:x2="11.059cm" svg:y2="5.344cm">
          <text:p/>
        </draw:line>
        <draw:line draw:style-name="gr8" draw:text-style-name="P2" draw:layer="layout" svg:x1="11.529cm" svg:y1="5.119cm" svg:x2="11.507cm" svg:y2="5.083cm">
          <text:p/>
        </draw:line>
        <draw:frame draw:style-name="gr12" draw:text-style-name="P5" draw:layer="layout" svg:width="0.666cm" svg:height="0.78cm" svg:x="27.612cm" svg:y="19.264cm">
          <draw:text-box>
            <text:p text:style-name="P4"><text:span text:style-name="T1">X</text:span></text:p>
          </draw:text-box>
        </draw:frame>
        <draw:frame draw:style-name="gr13" draw:text-style-name="P6" draw:layer="layout" svg:width="0.119cm" svg:height="0.141cm" svg:x="28.025cm" svg:y="19.768cm">
          <draw:text-box>
            <text:p text:style-name="P4"><text:span text:style-name="T2"><text:s/></text:span></text:p>
          </draw:text-box>
        </draw:frame>
        <draw:frame draw:style-name="gr14" draw:text-style-name="P7" draw:layer="layout" svg:width="8.761cm" svg:height="0.623cm" svg:x="17.403cm" svg:y="10.668cm">
          <draw:text-box>
            <text:p text:style-name="P4"><text:span text:style-name="T3">1X M3 Brass Insert [HD-MS0030]</text:span></text:p>
          </draw:text-box>
        </draw:frame>
        <draw:frame draw:style-name="gr13" draw:text-style-name="P6" draw:layer="layout" svg:width="0.119cm" svg:height="0.141cm" svg:x="23.64cm" svg:y="11.35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2:58.482731123</dc:date>
    <meta:editing-duration>PT9S</meta:editing-duration>
    <meta:editing-cycles>1</meta:editing-cycles>
    <meta:document-statistic meta:object-count="584"/>
    <meta:generator>LibreOffice/5.2.7.2$Linux_X86_64 LibreOffice_project/20m0$Build-2</meta:generator>
  </office:meta>
</office:document-meta>
</file>